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56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10.71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24.85mm"/>
    </style:style>
    <style:style style:name="co29" style:family="table-column">
      <style:table-column-properties fo:break-before="auto" style:column-width="19.42mm"/>
    </style:style>
    <style:style style:name="co30" style:family="table-column">
      <style:table-column-properties fo:break-before="auto" style:column-width="26.14mm"/>
    </style:style>
    <style:style style:name="co31" style:family="table-column">
      <style:table-column-properties fo:break-before="auto" style:column-width="15.88mm"/>
    </style:style>
    <style:style style:name="co32" style:family="table-column">
      <style:table-column-properties fo:break-before="auto" style:column-width="15.59mm"/>
    </style:style>
    <style:style style:name="co33" style:family="table-column">
      <style:table-column-properties fo:break-before="auto" style:column-width="11.78mm"/>
    </style:style>
    <style:style style:name="co34" style:family="table-column">
      <style:table-column-properties fo:break-before="auto" style:column-width="32.21mm"/>
    </style:style>
    <style:style style:name="co35" style:family="table-column">
      <style:table-column-properties fo:break-before="auto" style:column-width="25.4mm"/>
    </style:style>
    <style:style style:name="co36" style:family="table-column">
      <style:table-column-properties fo:break-before="auto" style:column-width="23.23mm"/>
    </style:style>
    <style:style style:name="co37" style:family="table-column">
      <style:table-column-properties fo:break-before="auto" style:column-width="31.66mm"/>
    </style:style>
    <style:style style:name="co38" style:family="table-column">
      <style:table-column-properties fo:break-before="auto" style:column-width="32.12mm"/>
    </style:style>
    <style:style style:name="co39" style:family="table-column">
      <style:table-column-properties fo:break-before="auto" style:column-width="25.95mm"/>
    </style:style>
    <style:style style:name="co40" style:family="table-column">
      <style:table-column-properties fo:break-before="auto" style:column-width="26.49mm"/>
    </style:style>
    <style:style style:name="co41" style:family="table-column">
      <style:table-column-properties fo:break-before="auto" style:column-width="26.95mm"/>
    </style:style>
    <style:style style:name="co42" style:family="table-column">
      <style:table-column-properties fo:break-before="auto" style:column-width="26.69mm"/>
    </style:style>
    <style:style style:name="co43" style:family="table-column">
      <style:table-column-properties fo:break-before="auto" style:column-width="32.76mm"/>
    </style:style>
    <style:style style:name="co44" style:family="table-column">
      <style:table-column-properties fo:break-before="auto" style:column-width="28.13mm"/>
    </style:style>
    <style:style style:name="co45" style:family="table-column">
      <style:table-column-properties fo:break-before="auto" style:column-width="27.04mm"/>
    </style:style>
    <style:style style:name="co46" style:family="table-column">
      <style:table-column-properties fo:break-before="auto" style:column-width="36.21mm"/>
    </style:style>
    <style:style style:name="co47" style:family="table-column">
      <style:table-column-properties fo:break-before="auto" style:column-width="35.12mm"/>
    </style:style>
    <style:style style:name="co48" style:family="table-column">
      <style:table-column-properties fo:break-before="auto" style:column-width="6.95mm"/>
    </style:style>
    <style:style style:name="co49" style:family="table-column">
      <style:table-column-properties fo:break-before="auto" style:column-width="24.8mm"/>
    </style:style>
    <style:style style:name="co50" style:family="table-column">
      <style:table-column-properties fo:break-before="auto" style:column-width="25.72mm"/>
    </style:style>
    <style:style style:name="co51" style:family="table-column">
      <style:table-column-properties fo:break-before="auto" style:column-width="13.07mm"/>
    </style:style>
    <style:style style:name="co52" style:family="table-column">
      <style:table-column-properties fo:break-before="auto" style:column-width="12.79mm"/>
    </style:style>
    <style:style style:name="co53" style:family="table-column">
      <style:table-column-properties fo:break-before="auto" style:column-width="11.17mm"/>
    </style:style>
    <style:style style:name="co54" style:family="table-column">
      <style:table-column-properties fo:break-before="auto" style:column-width="11.18mm"/>
    </style:style>
    <style:style style:name="co55" style:family="table-column">
      <style:table-column-properties fo:break-before="auto" style:column-width="10.88mm"/>
    </style:style>
    <style:style style:name="co56" style:family="table-column">
      <style:table-column-properties fo:break-before="auto" style:column-width="19.33mm"/>
    </style:style>
    <style:style style:name="co57" style:family="table-column">
      <style:table-column-properties fo:break-before="auto" style:column-width="17.43mm"/>
    </style:style>
    <style:style style:name="co58" style:family="table-column">
      <style:table-column-properties fo:break-before="auto" style:column-width="14.82mm"/>
    </style:style>
    <style:style style:name="co59" style:family="table-column">
      <style:table-column-properties fo:break-before="auto" style:column-width="94.84mm"/>
    </style:style>
    <style:style style:name="co60" style:family="table-column">
      <style:table-column-properties fo:break-before="auto" style:column-width="38.66mm"/>
    </style:style>
    <style:style style:name="co61" style:family="table-column">
      <style:table-column-properties fo:break-before="auto" style:column-width="52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 style:data-style-name="N129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47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48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able-cell-properties style:cell-protect="none" style:print-content="true"/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="0.06pt solid #000000"/>
      <style:map style:condition="cell-content()&gt;[$'W&amp;B'.$C$14]" style:apply-style-name="RedHighlight" style:base-cell-address="'W&amp;B'.B14"/>
      <style:map style:condition="cell-content()&lt;=[$'W&amp;B'.$C$14]" style:apply-style-name="GreenHighlight" style:base-cell-address="'W&amp;B'.B14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200" fo:border="0.06pt solid #000000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01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119" style:family="table-cell" style:parent-style-name="Default">
      <style:table-cell-properties fo:wrap-option="wrap" fo:border="0.06pt solid #000000"/>
      <style:text-properties fo:hyphenate="true"/>
    </style:style>
    <style:style style:name="ce120" style:family="table-cell" style:parent-style-name="Default">
      <style:table-cell-properties fo:wrap-option="wrap"/>
      <style:text-properties fo:hyphenate="true"/>
    </style:style>
    <style:style style:name="ce121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122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23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143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144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145" style:family="table-cell" style:parent-style-name="Default" style:data-style-name="N0">
      <style:table-cell-properties fo:border="0.06pt solid #000000"/>
    </style:style>
    <style:style style:name="ce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8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131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13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24" style:family="table-cell" style:parent-style-name="Default">
      <style:table-cell-properties fo:background-color="#cccccc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26" style:family="table-cell" style:parent-style-name="Default">
      <style:table-cell-properties fo:background-color="#c2e0ae" fo:border="0.06pt solid #000000"/>
      <style:text-properties fo:font-size="12pt" style:font-size-asian="12pt" style:font-size-complex="12pt"/>
    </style:style>
    <style:style style:name="ce127" style:family="table-cell" style:parent-style-name="Default">
      <style:table-cell-properties fo:background-color="#fffbcc" fo:border="0.06pt solid #000000"/>
      <style:text-properties fo:font-size="12pt" style:font-size-asian="12pt" style:font-size-complex="12pt"/>
    </style:style>
    <style:style style:name="ce129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laneNames)" table:allow-empty-cell="fals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2"/>
        <table:table-row table:style-name="ro1">
          <table:table-cell table:style-name="ce1" office:value-type="string" calcext:value-type="string" table:number-columns-spanned="2" table:number-rows-spanned="1">
            <text:p>STAGE 1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3" office:value-type="string" calcext:value-type="string" table:number-columns-spanned="1" table:number-rows-spanned="2">
            <text:p>IAS</text:p>
          </table:table-cell>
          <table:table-cell table:style-name="ce53" office:value-type="string" calcext:value-type="string" table:number-columns-spanned="1" table:number-rows-spanned="2">
            <text:p>OAT</text:p>
          </table:table-cell>
          <table:table-cell table:style-name="ce53" office:value-type="string" calcext:value-type="string" table:number-columns-spanned="1" table:number-rows-spanned="2">
            <text:p>PRESSURE ALTITUDE</text:p>
          </table:table-cell>
          <table:table-cell table:style-name="ce53" office:value-type="string" calcext:value-type="string" table:number-columns-spanned="1" table:number-rows-spanned="2">
            <text:p>TAS</text:p>
          </table:table-cell>
          <table:table-cell table:style-name="ce53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3" office:value-type="string" calcext:value-type="string" table:number-columns-spanned="1" table:number-rows-spanned="2">
            <text:p>WCA</text:p>
          </table:table-cell>
          <table:table-cell table:style-name="ce53" office:value-type="string" calcext:value-type="string" table:number-columns-spanned="1" table:number-rows-spanned="2">
            <text:p>H/T Wind</text:p>
          </table:table-cell>
          <table:table-cell table:style-name="ce53" office:value-type="string" calcext:value-type="string" table:number-columns-spanned="1" table:number-rows-spanned="2">
            <text:p>True HDG</text:p>
          </table:table-cell>
          <table:table-cell table:style-name="ce53" office:value-type="string" calcext:value-type="string" table:number-columns-spanned="1" table:number-rows-spanned="2">
            <text:p>GS</text:p>
          </table:table-cell>
          <table:table-cell table:style-name="ce53" office:value-type="string" calcext:value-type="string" table:number-columns-spanned="1" table:number-rows-spanned="2">
            <text:p>ETE</text:p>
          </table:table-cell>
          <table:table-cell table:style-name="ce53" office:value-type="string" calcext:value-type="string" table:number-columns-spanned="2" table:number-rows-spanned="1">
            <text:p>MAG VAR</text:p>
          </table:table-cell>
          <table:covered-table-cell table:style-name="ce53"/>
          <table:table-cell table:style-name="ce53" office:value-type="string" calcext:value-type="string" table:number-columns-spanned="1" table:number-rows-spanned="2">
            <text:p>Mag HDG</text:p>
          </table:table-cell>
          <table:table-cell table:style-name="ce53" office:value-type="string" calcext:value-type="string" table:number-columns-spanned="1" table:number-rows-spanned="2">
            <text:p>FUEL FLOW</text:p>
          </table:table-cell>
          <table:table-cell table:style-name="ce53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3]&gt;0;ROUND([.F3]+((1-POWER(([.$B$45]/1013.25);0.190284))*145366.45));0)" office:value-type="float" office:value="3061" calcext:value-type="float">
            <text:p>3061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80" calcext:value-type="float">
            <text:p>80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08" calcext:value-type="float">
            <text:p>108</text:p>
          </table:table-cell>
          <table:table-cell table:style-name="ce65" table:formula="of:=IF(ISNA([.O3]);[.J3];[.J3]+[.O3])" office:value-type="float" office:value="80" calcext:value-type="float">
            <text:p>80</text:p>
          </table:table-cell>
          <table:table-cell table:style-name="ce65" table:formula="of:=IF([.Q3]&gt;0;ROUND(([.C3]/[.Q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03" calcext:value-type="float">
            <text:p>103</text:p>
          </table:table-cell>
          <table:table-cell table:style-name="ce3" table:formula="of:=([.W3]/[.R3])*60" office:value-type="float" office:value="15" calcext:value-type="float">
            <text:p>1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8" calcext:value-type="float">
            <text:p>18</text:p>
          </table:table-cell>
          <table:table-cell table:style-name="ce65" table:formula="of:=IF([.F4]&gt;0;ROUND([.F4]+((1-POWER(([.$B$45]/1013.25);0.190284))*145366.45));0)" office:value-type="float" office:value="3561" calcext:value-type="float">
            <text:p>3561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80" calcext:value-type="float">
            <text:p>80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08" calcext:value-type="float">
            <text:p>108</text:p>
          </table:table-cell>
          <table:table-cell table:style-name="ce65" table:formula="of:=IF(ISNA([.O4]);[.J4];[.J4]+[.O4])" office:value-type="float" office:value="80" calcext:value-type="float">
            <text:p>80</text:p>
          </table:table-cell>
          <table:table-cell table:style-name="ce65" table:formula="of:=IF([.Q4]&gt;0;ROUND(([.C4]/[.Q4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03" calcext:value-type="float">
            <text:p>10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4]/60)*[.V4];1)" office:value-type="float" office:value="0.2" calcext:value-type="float">
            <text:p>0.2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D. KAMARTSI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5]&gt;0;ROUND([.F5]+((1-POWER(([.$B$45]/1013.25);0.190284))*145366.45));0)" office:value-type="float" office:value="4561" calcext:value-type="float">
            <text:p>4561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103" calcext:value-type="float">
            <text:p>103</text:p>
          </table:table-cell>
          <table:table-cell table:style-name="ce3" table:number-columns-repeated="2"/>
          <table:table-cell table:style-name="ce66" table:formula="of:=IF(ISBLANK([.K5]);NA();FINDCOURSEANGLE([.K5];[.D5]))" office:value-type="string" office:string-value="" calcext:value-type="error">
            <text:p>#N/A</text:p>
          </table:table-cell>
          <table:table-cell table:style-name="ce65" table:formula="of:=ROUND(DEGREES(ASIN([.Y5]/[.J5])))*[.AA5]" office:value-type="string" office:string-value="" calcext:value-type="error">
            <text:p>#N/A</text:p>
          </table:table-cell>
          <table:table-cell table:style-name="ce65" table:formula="of:=[.Z5]*[.AB5]" office:value-type="string" office:string-value="" calcext:value-type="error">
            <text:p>#N/A</text:p>
          </table:table-cell>
          <table:table-cell table:style-name="ce65" table:formula="of:=IF(ISNA([.N5]);[.D5];[.D5]+[.N5])" office:value-type="float" office:value="31" calcext:value-type="float">
            <text:p>31</text:p>
          </table:table-cell>
          <table:table-cell table:style-name="ce65" table:formula="of:=IF(ISNA([.O5]);[.J5];[.J5]+[.O5])" office:value-type="float" office:value="103" calcext:value-type="float">
            <text:p>103</text:p>
          </table:table-cell>
          <table:table-cell table:style-name="ce65" table:formula="of:=IF([.Q5]&gt;0;ROUND(([.C5]/[.Q5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26" calcext:value-type="float">
            <text:p>2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5]/60)*[.V5];1)" office:value-type="float" office:value="0.5" calcext:value-type="float">
            <text:p>0.5</text:p>
          </table:table-cell>
          <table:table-cell/>
          <table:table-cell table:style-name="ce65" table:formula="of:=ROUND([.L5]*SIN(RADIANS([.M5])))" office:value-type="string" office:string-value="" calcext:value-type="error">
            <text:p>#N/A</text:p>
          </table:table-cell>
          <table:table-cell table:style-name="ce65" table:formula="of:=ROUND([.L5]*COS(RADIANS([.M5])))" office:value-type="string" office:string-value="" calcext:value-type="error">
            <text:p>#N/A</text:p>
          </table:table-cell>
          <table:table-cell table:style-name="ce65" table:formula="of:=IF(ISBLANK([.K5]);NA();ISRIGHTCROSSWIND([.D5];[.K5]))" office:value-type="string" office:string-value="" calcext:value-type="error">
            <text:p>#N/A</text:p>
          </table:table-cell>
          <table:table-cell table:style-name="ce65" table:formula="of:=IF(ISBLANK([.K5]);NA();ISTAILWIND([.D5];[.K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. KAMARTSI</text:p>
          </table:table-cell>
          <table:table-cell table:style-name="ce3" office:value-type="string" calcext:value-type="string">
            <text:p>BOTEVGRAD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000" calcext:value-type="float">
            <text:p>60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6]&gt;0;ROUND([.F6]+((1-POWER(([.$B$45]/1013.25);0.190284))*145366.45));0)" office:value-type="float" office:value="6561" calcext:value-type="float">
            <text:p>6561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106" calcext:value-type="float">
            <text:p>106</text:p>
          </table:table-cell>
          <table:table-cell table:style-name="ce3" table:number-columns-repeated="2"/>
          <table:table-cell table:style-name="ce66" table:formula="of:=IF(ISBLANK([.K6]);NA();FINDCOURSEANGLE([.K6];[.D6]))" office:value-type="string" office:string-value="" calcext:value-type="error">
            <text:p>#N/A</text:p>
          </table:table-cell>
          <table:table-cell table:style-name="ce65" table:formula="of:=ROUND(DEGREES(ASIN([.Y6]/[.J6])))*[.AA6]" office:value-type="string" office:string-value="" calcext:value-type="error">
            <text:p>#N/A</text:p>
          </table:table-cell>
          <table:table-cell table:style-name="ce65" table:formula="of:=[.Z6]*[.AB6]" office:value-type="string" office:string-value="" calcext:value-type="error">
            <text:p>#N/A</text:p>
          </table:table-cell>
          <table:table-cell table:style-name="ce65" table:formula="of:=IF(ISNA([.N6]);[.D6];[.D6]+[.N6])" office:value-type="float" office:value="345" calcext:value-type="float">
            <text:p>345</text:p>
          </table:table-cell>
          <table:table-cell table:style-name="ce65" table:formula="of:=IF(ISNA([.O6]);[.J6];[.J6]+[.O6])" office:value-type="float" office:value="106" calcext:value-type="float">
            <text:p>106</text:p>
          </table:table-cell>
          <table:table-cell table:style-name="ce65" table:formula="of:=IF([.Q6]&gt;0;ROUND(([.C6]/[.Q6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340" calcext:value-type="float">
            <text:p>34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6]/60)*[.V6];1)" office:value-type="float" office:value="0.9" calcext:value-type="float">
            <text:p>0.9</text:p>
          </table:table-cell>
          <table:table-cell/>
          <table:table-cell table:style-name="ce65" table:formula="of:=ROUND([.L6]*SIN(RADIANS([.M6])))" office:value-type="string" office:string-value="" calcext:value-type="error">
            <text:p>#N/A</text:p>
          </table:table-cell>
          <table:table-cell table:style-name="ce65" table:formula="of:=ROUND([.L6]*COS(RADIANS([.M6])))" office:value-type="string" office:string-value="" calcext:value-type="error">
            <text:p>#N/A</text:p>
          </table:table-cell>
          <table:table-cell table:style-name="ce65" table:formula="of:=IF(ISBLANK([.K6]);NA();ISRIGHTCROSSWIND([.D6];[.K6]))" office:value-type="string" office:string-value="" calcext:value-type="error">
            <text:p>#N/A</text:p>
          </table:table-cell>
          <table:table-cell table:style-name="ce65" table:formula="of:=IF(ISBLANK([.K6]);NA();ISTAILWIND([.D6];[.K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OTEVGRAD</text:p>
          </table:table-cell>
          <table:table-cell table:style-name="ce3" office:value-type="string" calcext:value-type="string">
            <text:p>TOD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7]&gt;0;ROUND([.F7]+((1-POWER(([.$B$45]/1013.25);0.190284))*145366.45));0)" office:value-type="float" office:value="6561" calcext:value-type="float">
            <text:p>6561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106" calcext:value-type="float">
            <text:p>106</text:p>
          </table:table-cell>
          <table:table-cell table:style-name="ce3" table:number-columns-repeated="2"/>
          <table:table-cell table:style-name="ce66" table:formula="of:=IF(ISBLANK([.K7]);NA();FINDCOURSEANGLE([.K7];[.D7]))" office:value-type="string" office:string-value="" calcext:value-type="error">
            <text:p>#N/A</text:p>
          </table:table-cell>
          <table:table-cell table:style-name="ce65" table:formula="of:=ROUND(DEGREES(ASIN([.Y7]/[.J7])))*[.AA7]" office:value-type="string" office:string-value="" calcext:value-type="error">
            <text:p>#N/A</text:p>
          </table:table-cell>
          <table:table-cell table:style-name="ce65" table:formula="of:=[.Z7]*[.AB7]" office:value-type="string" office:string-value="" calcext:value-type="error">
            <text:p>#N/A</text:p>
          </table:table-cell>
          <table:table-cell table:style-name="ce65" table:formula="of:=IF(ISNA([.N7]);[.D7];[.D7]+[.N7])" office:value-type="float" office:value="60" calcext:value-type="float">
            <text:p>60</text:p>
          </table:table-cell>
          <table:table-cell table:style-name="ce65" table:formula="of:=IF(ISNA([.O7]);[.J7];[.J7]+[.O7])" office:value-type="float" office:value="106" calcext:value-type="float">
            <text:p>106</text:p>
          </table:table-cell>
          <table:table-cell table:style-name="ce65" table:formula="of:=IF([.Q7]&gt;0;ROUND(([.C7]/[.Q7])*60);0)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55" calcext:value-type="float">
            <text:p>5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7]/60)*[.V7];1)" office:value-type="float" office:value="2.1" calcext:value-type="float">
            <text:p>2.1</text:p>
          </table:table-cell>
          <table:table-cell/>
          <table:table-cell table:style-name="ce65" table:formula="of:=ROUND([.L7]*SIN(RADIANS([.M7])))" office:value-type="string" office:string-value="" calcext:value-type="error">
            <text:p>#N/A</text:p>
          </table:table-cell>
          <table:table-cell table:style-name="ce65" table:formula="of:=ROUND([.L7]*COS(RADIANS([.M7])))" office:value-type="string" office:string-value="" calcext:value-type="error">
            <text:p>#N/A</text:p>
          </table:table-cell>
          <table:table-cell table:style-name="ce65" table:formula="of:=IF(ISBLANK([.K7]);NA();ISRIGHTCROSSWIND([.D7];[.K7]))" office:value-type="string" office:string-value="" calcext:value-type="error">
            <text:p>#N/A</text:p>
          </table:table-cell>
          <table:table-cell table:style-name="ce65" table:formula="of:=IF(ISBLANK([.K7]);NA();ISTAILWIND([.D7];[.K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OD</text:p>
          </table:table-cell>
          <table:table-cell table:style-name="ce3" office:value-type="string" calcext:value-type="string">
            <text:p>LBBO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200" calcext:value-type="float">
            <text:p>32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8]&gt;0;ROUND([.F8]+((1-POWER(([.$B$45]/1013.25);0.190284))*145366.45));0)" office:value-type="float" office:value="6561" calcext:value-type="float">
            <text:p>6561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107" calcext:value-type="float">
            <text:p>107</text:p>
          </table:table-cell>
          <table:table-cell table:style-name="ce3" table:number-columns-repeated="2"/>
          <table:table-cell table:style-name="ce66" table:formula="of:=IF(ISBLANK([.K8]);NA();FINDCOURSEANGLE([.K8];[.D8]))" office:value-type="string" office:string-value="" calcext:value-type="error">
            <text:p>#N/A</text:p>
          </table:table-cell>
          <table:table-cell table:style-name="ce65" table:formula="of:=ROUND(DEGREES(ASIN([.Y8]/[.J8])))*[.AA8]" office:value-type="string" office:string-value="" calcext:value-type="error">
            <text:p>#N/A</text:p>
          </table:table-cell>
          <table:table-cell table:style-name="ce65" table:formula="of:=[.Z8]*[.AB8]" office:value-type="string" office:string-value="" calcext:value-type="error">
            <text:p>#N/A</text:p>
          </table:table-cell>
          <table:table-cell table:style-name="ce65" table:formula="of:=IF(ISNA([.N8]);[.D8];[.D8]+[.N8])" office:value-type="float" office:value="60" calcext:value-type="float">
            <text:p>60</text:p>
          </table:table-cell>
          <table:table-cell table:style-name="ce65" table:formula="of:=IF(ISNA([.O8]);[.J8];[.J8]+[.O8])" office:value-type="float" office:value="107" calcext:value-type="float">
            <text:p>107</text:p>
          </table:table-cell>
          <table:table-cell table:style-name="ce65" table:formula="of:=IF([.Q8]&gt;0;ROUND(([.C8]/[.Q8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55" calcext:value-type="float">
            <text:p>55</text:p>
          </table:table-cell>
          <table:table-cell table:style-name="ce3"/>
          <table:table-cell table:style-name="ce3" table:formula="of:=ROUND(([.R8]/60)*[.V8];1)" office:value-type="float" office:value="0" calcext:value-type="float">
            <text:p>0</text:p>
          </table:table-cell>
          <table:table-cell/>
          <table:table-cell table:style-name="ce65" table:formula="of:=ROUND([.L8]*SIN(RADIANS([.M8])))" office:value-type="string" office:string-value="" calcext:value-type="error">
            <text:p>#N/A</text:p>
          </table:table-cell>
          <table:table-cell table:style-name="ce65" table:formula="of:=ROUND([.L8]*COS(RADIANS([.M8])))" office:value-type="string" office:string-value="" calcext:value-type="error">
            <text:p>#N/A</text:p>
          </table:table-cell>
          <table:table-cell table:style-name="ce65" table:formula="of:=IF(ISBLANK([.K8]);NA();ISRIGHTCROSSWIND([.D8];[.K8]))" office:value-type="string" office:string-value="" calcext:value-type="error">
            <text:p>#N/A</text:p>
          </table:table-cell>
          <table:table-cell table:style-name="ce65" table:formula="of:=IF(ISBLANK([.K8]);NA();ISTAILWIND([.D8];[.K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9]&gt;0;ROUND([.F9]+((1-POWER(([.$B$45]/1013.25);0.190284))*145366.45));0)" office:value-type="float" office:value="0" calcext:value-type="float">
            <text:p>0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0" calcext:value-type="float">
            <text:p>0</text:p>
          </table:table-cell>
          <table:table-cell table:style-name="ce65" table:formula="of:=IF(ISNA([.O9]);[.J9];[.J9]+[.O9])" office:value-type="float" office:value="0" calcext:value-type="float">
            <text:p>0</text:p>
          </table:table-cell>
          <table:table-cell table:style-name="ce65" table:formula="of:=IF([.Q9]&gt;0;ROUND(([.C9]/[.Q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-5" calcext:value-type="float">
            <text:p>-5</text:p>
          </table:table-cell>
          <table:table-cell table:style-name="ce3"/>
          <table:table-cell table:style-name="ce3" table:formula="of:=ROUND(([.R9]/60)*[.V9];1)" office:value-type="float" office:value="0" calcext:value-type="float">
            <text:p>0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0]&gt;0;ROUND([.F10]+((1-POWER(([.$B$45]/1013.25);0.190284))*145366.45));0)" office:value-type="float" office:value="0" calcext:value-type="float">
            <text:p>0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0" calcext:value-type="float">
            <text:p>0</text:p>
          </table:table-cell>
          <table:table-cell table:style-name="ce65" table:formula="of:=IF(ISNA([.O10]);[.J10];[.J10]+[.O10])" office:value-type="float" office:value="0" calcext:value-type="float">
            <text:p>0</text:p>
          </table:table-cell>
          <table:table-cell table:style-name="ce65" table:formula="of:=IF([.Q10]&gt;0;ROUND(([.C10]/[.Q1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-5" calcext:value-type="float">
            <text:p>-5</text:p>
          </table:table-cell>
          <table:table-cell table:style-name="ce3"/>
          <table:table-cell table:style-name="ce3" table:formula="of:=ROUND(([.R10]/60)*[.V10];1)" office:value-type="float" office:value="0" calcext:value-type="float">
            <text:p>0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/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/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71.5" calcext:value-type="float">
            <text:p>71.5</text:p>
          </table:table-cell>
          <table:table-cell table:style-name="ce47" table:number-columns-repeated="9"/>
          <table:table-cell table:style-name="ce14" table:number-columns-repeated="2"/>
          <table:table-cell table:style-name="ce47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42" calcext:value-type="float">
            <text:p>42</text:p>
          </table:table-cell>
          <table:table-cell table:style-name="ce48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4.2" calcext:value-type="float">
            <text:p>4.2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2"/>
          <table:table-cell table:style-name="ce48" table:number-columns-repeated="9"/>
          <table:table-cell table:style-name="ce67" table:number-columns-repeated="2"/>
          <table:table-cell table:style-name="ce48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2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3" office:value-type="string" calcext:value-type="string" table:number-columns-spanned="1" table:number-rows-spanned="2">
            <text:p>IAS</text:p>
          </table:table-cell>
          <table:table-cell table:style-name="ce53" office:value-type="string" calcext:value-type="string" table:number-columns-spanned="1" table:number-rows-spanned="2">
            <text:p>OAT</text:p>
          </table:table-cell>
          <table:table-cell table:style-name="ce53" office:value-type="string" calcext:value-type="string" table:number-columns-spanned="1" table:number-rows-spanned="2">
            <text:p>PRESSURE ALTITUDE</text:p>
          </table:table-cell>
          <table:table-cell table:style-name="ce53" office:value-type="string" calcext:value-type="string" table:number-columns-spanned="1" table:number-rows-spanned="2">
            <text:p>TAS</text:p>
          </table:table-cell>
          <table:table-cell table:style-name="ce53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3" office:value-type="string" calcext:value-type="string" table:number-columns-spanned="1" table:number-rows-spanned="2">
            <text:p>WCA</text:p>
          </table:table-cell>
          <table:table-cell table:style-name="ce53" office:value-type="string" calcext:value-type="string" table:number-columns-spanned="1" table:number-rows-spanned="2">
            <text:p>H/T Wind</text:p>
          </table:table-cell>
          <table:table-cell table:style-name="ce53" office:value-type="string" calcext:value-type="string" table:number-columns-spanned="1" table:number-rows-spanned="2">
            <text:p>True HDG</text:p>
          </table:table-cell>
          <table:table-cell table:style-name="ce53" office:value-type="string" calcext:value-type="string" table:number-columns-spanned="1" table:number-rows-spanned="2">
            <text:p>GS</text:p>
          </table:table-cell>
          <table:table-cell table:style-name="ce53" office:value-type="string" calcext:value-type="string" table:number-columns-spanned="1" table:number-rows-spanned="2">
            <text:p>ETE</text:p>
          </table:table-cell>
          <table:table-cell table:style-name="ce53" office:value-type="string" calcext:value-type="string" table:number-columns-spanned="2" table:number-rows-spanned="1">
            <text:p>MAG VAR</text:p>
          </table:table-cell>
          <table:covered-table-cell table:style-name="ce53"/>
          <table:table-cell table:style-name="ce53" office:value-type="string" calcext:value-type="string" table:number-columns-spanned="1" table:number-rows-spanned="2">
            <text:p>Mag HDG</text:p>
          </table:table-cell>
          <table:table-cell table:style-name="ce53" office:value-type="string" calcext:value-type="string" table:number-columns-spanned="1" table:number-rows-spanned="2">
            <text:p>FUEL FLOW</text:p>
          </table:table-cell>
          <table:table-cell table:style-name="ce53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BO</text:p>
          </table:table-cell>
          <table:table-cell table:style-name="ce3" office:value-type="string" calcext:value-type="string">
            <text:p>TOC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200" calcext:value-type="float">
            <text:p>32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18]&gt;0;ROUND([.F18]+((1-POWER(([.$B$45]/1013.25);0.190284))*145366.45));0)" office:value-type="float" office:value="6561" calcext:value-type="float">
            <text:p>6561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84" calcext:value-type="float">
            <text:p>84</text:p>
          </table:table-cell>
          <table:table-cell table:style-name="ce3" table:number-columns-repeated="2"/>
          <table:table-cell table:style-name="ce66" table:formula="of:=IF(ISBLANK([.K18]);NA();FINDCOURSEANGLE([.K18];[.D18]))" office:value-type="string" office:string-value="" calcext:value-type="error">
            <text:p>#N/A</text:p>
          </table:table-cell>
          <table:table-cell table:style-name="ce65" table:formula="of:=ROUND(DEGREES(ASIN([.Y18]/[.J18])))*[.AA18]" office:value-type="string" office:string-value="" calcext:value-type="error">
            <text:p>#N/A</text:p>
          </table:table-cell>
          <table:table-cell table:style-name="ce65" table:formula="of:=[.Z18]*[.AB18]" office:value-type="string" office:string-value="" calcext:value-type="error">
            <text:p>#N/A</text:p>
          </table:table-cell>
          <table:table-cell table:style-name="ce65" table:formula="of:=IF(ISNA([.N18]);[.D18];[.D18]+[.N18])" office:value-type="float" office:value="240" calcext:value-type="float">
            <text:p>240</text:p>
          </table:table-cell>
          <table:table-cell table:style-name="ce65" table:formula="of:=IF(ISNA([.O18]);[.J18];[.J18]+[.O18])" office:value-type="float" office:value="84" calcext:value-type="float">
            <text:p>84</text:p>
          </table:table-cell>
          <table:table-cell table:style-name="ce65" table:formula="of:=IF([.Q18]&gt;0;ROUND(([.C18]/[.Q18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235" calcext:value-type="float">
            <text:p>23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8]/60)*[.V18];1)" office:value-type="float" office:value="0.9" calcext:value-type="float">
            <text:p>0.9</text:p>
          </table:table-cell>
          <table:table-cell/>
          <table:table-cell table:style-name="ce65" table:formula="of:=ROUND([.L18]*SIN(RADIANS([.M18])))" office:value-type="string" office:string-value="" calcext:value-type="error">
            <text:p>#N/A</text:p>
          </table:table-cell>
          <table:table-cell table:style-name="ce65" table:formula="of:=ROUND([.L18]*COS(RADIANS([.M18])))" office:value-type="string" office:string-value="" calcext:value-type="error">
            <text:p>#N/A</text:p>
          </table:table-cell>
          <table:table-cell table:style-name="ce65" table:formula="of:=IF(ISBLANK([.K18]);NA();ISRIGHTCROSSWIND([.D18];[.K18]))" office:value-type="string" office:string-value="" calcext:value-type="error">
            <text:p>#N/A</text:p>
          </table:table-cell>
          <table:table-cell table:style-name="ce65" table:formula="of:=IF(ISBLANK([.K18]);NA();ISTAILWIND([.D18];[.K1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OC</text:p>
          </table:table-cell>
          <table:table-cell table:style-name="ce3" office:value-type="string" calcext:value-type="string">
            <text:p>BOTEVGRAD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000" calcext:value-type="float">
            <text:p>60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19]&gt;0;ROUND([.F19]+((1-POWER(([.$B$45]/1013.25);0.190284))*145366.45));0)" office:value-type="float" office:value="6561" calcext:value-type="float">
            <text:p>6561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107" calcext:value-type="float">
            <text:p>107</text:p>
          </table:table-cell>
          <table:table-cell table:style-name="ce3" table:number-columns-repeated="2"/>
          <table:table-cell table:style-name="ce66" table:formula="of:=IF(ISBLANK([.K19]);NA();FINDCOURSEANGLE([.K19];[.D19]))" office:value-type="string" office:string-value="" calcext:value-type="error">
            <text:p>#N/A</text:p>
          </table:table-cell>
          <table:table-cell table:style-name="ce65" table:formula="of:=ROUND(DEGREES(ASIN([.Y19]/[.J19])))*[.AA19]" office:value-type="string" office:string-value="" calcext:value-type="error">
            <text:p>#N/A</text:p>
          </table:table-cell>
          <table:table-cell table:style-name="ce65" table:formula="of:=[.Z19]*[.AB19]" office:value-type="string" office:string-value="" calcext:value-type="error">
            <text:p>#N/A</text:p>
          </table:table-cell>
          <table:table-cell table:style-name="ce65" table:formula="of:=IF(ISNA([.N19]);[.D19];[.D19]+[.N19])" office:value-type="float" office:value="240" calcext:value-type="float">
            <text:p>240</text:p>
          </table:table-cell>
          <table:table-cell table:style-name="ce65" table:formula="of:=IF(ISNA([.O19]);[.J19];[.J19]+[.O19])" office:value-type="float" office:value="107" calcext:value-type="float">
            <text:p>107</text:p>
          </table:table-cell>
          <table:table-cell table:style-name="ce65" table:formula="of:=IF([.Q19]&gt;0;ROUND(([.C19]/[.Q19])*60);0)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235" calcext:value-type="float">
            <text:p>23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9]/60)*[.V19];1)" office:value-type="float" office:value="2.2" calcext:value-type="float">
            <text:p>2.2</text:p>
          </table:table-cell>
          <table:table-cell/>
          <table:table-cell table:style-name="ce65" table:formula="of:=ROUND([.L19]*SIN(RADIANS([.M19])))" office:value-type="string" office:string-value="" calcext:value-type="error">
            <text:p>#N/A</text:p>
          </table:table-cell>
          <table:table-cell table:style-name="ce65" table:formula="of:=ROUND([.L19]*COS(RADIANS([.M19])))" office:value-type="string" office:string-value="" calcext:value-type="error">
            <text:p>#N/A</text:p>
          </table:table-cell>
          <table:table-cell table:style-name="ce65" table:formula="of:=IF(ISBLANK([.K19]);NA();ISRIGHTCROSSWIND([.D19];[.K19]))" office:value-type="string" office:string-value="" calcext:value-type="error">
            <text:p>#N/A</text:p>
          </table:table-cell>
          <table:table-cell table:style-name="ce65" table:formula="of:=IF(ISBLANK([.K19]);NA();ISTAILWIND([.D19];[.K1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OTEVGRAD</text:p>
          </table:table-cell>
          <table:table-cell table:style-name="ce3" office:value-type="string" calcext:value-type="string">
            <text:p>D. KAMARTSI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000" calcext:value-type="float">
            <text:p>40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20]&gt;0;ROUND([.F20]+((1-POWER(([.$B$45]/1013.25);0.190284))*145366.45));0)" office:value-type="float" office:value="4561" calcext:value-type="float">
            <text:p>4561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103" calcext:value-type="float">
            <text:p>103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165" calcext:value-type="float">
            <text:p>165</text:p>
          </table:table-cell>
          <table:table-cell table:style-name="ce65" table:formula="of:=IF(ISNA([.O20]);[.J20];[.J20]+[.O20])" office:value-type="float" office:value="103" calcext:value-type="float">
            <text:p>103</text:p>
          </table:table-cell>
          <table:table-cell table:style-name="ce65" table:formula="of:=IF([.Q20]&gt;0;ROUND(([.C20]/[.Q20])*60);0)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160" calcext:value-type="float">
            <text:p>16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0]/60)*[.V20];1)" office:value-type="float" office:value="0.9" calcext:value-type="float">
            <text:p>0.9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. KAMARTSI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6" calcext:value-type="float">
            <text:p>16</text:p>
          </table:table-cell>
          <table:table-cell table:style-name="ce65" table:formula="of:=IF([.F21]&gt;0;ROUND([.F21]+((1-POWER(([.$B$45]/1013.25);0.190284))*145366.45));0)" office:value-type="float" office:value="3561" calcext:value-type="float">
            <text:p>3561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101" calcext:value-type="float">
            <text:p>101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221" calcext:value-type="float">
            <text:p>221</text:p>
          </table:table-cell>
          <table:table-cell table:style-name="ce65" table:formula="of:=IF(ISNA([.O21]);[.J21];[.J21]+[.O21])" office:value-type="float" office:value="101" calcext:value-type="float">
            <text:p>101</text:p>
          </table:table-cell>
          <table:table-cell table:style-name="ce65" table:formula="of:=IF([.Q21]&gt;0;ROUND(([.C21]/[.Q21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216" calcext:value-type="float">
            <text:p>21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1]/60)*[.V21];1)" office:value-type="float" office:value="0.5" calcext:value-type="float">
            <text:p>0.5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22]&gt;0;ROUND([.F22]+((1-POWER(([.$B$45]/1013.25);0.190284))*145366.45));0)" office:value-type="float" office:value="3061" calcext:value-type="float">
            <text:p>3061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101" calcext:value-type="float">
            <text:p>101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288" calcext:value-type="float">
            <text:p>288</text:p>
          </table:table-cell>
          <table:table-cell table:style-name="ce65" table:formula="of:=IF(ISNA([.O22]);[.J22];[.J22]+[.O22])" office:value-type="float" office:value="101" calcext:value-type="float">
            <text:p>101</text:p>
          </table:table-cell>
          <table:table-cell table:style-name="ce65" table:formula="of:=IF([.Q22]&gt;0;ROUND(([.C22]/[.Q22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283" calcext:value-type="float">
            <text:p>28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2]/60)*[.V22];1)" office:value-type="float" office:value="0.1" calcext:value-type="float">
            <text:p>0.1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65" table:formula="of:=IF([.F23]&gt;0;ROUND([.F23]+((1-POWER(([.$B$45]/1013.25);0.190284))*145366.45));0)" office:value-type="float" office:value="2561" calcext:value-type="float">
            <text:p>2561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288" calcext:value-type="float">
            <text:p>288</text:p>
          </table:table-cell>
          <table:table-cell table:style-name="ce65" table:formula="of:=IF(ISNA([.O23]);[.J23];[.J23]+[.O23])" office:value-type="float" office:value="95" calcext:value-type="float">
            <text:p>95</text:p>
          </table:table-cell>
          <table:table-cell table:style-name="ce65" table:formula="of:=IF([.Q23]&gt;0;ROUND(([.C23]/[.Q2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283" calcext:value-type="float">
            <text:p>283</text:p>
          </table:table-cell>
          <table:table-cell table:style-name="ce3"/>
          <table:table-cell table:style-name="ce3" table:formula="of:=ROUND(([.R23]/60)*[.V23];1)" office:value-type="float" office:value="0" calcext:value-type="float">
            <text:p>0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4]&gt;0;ROUND([.F24]+((1-POWER(([.$B$45]/1013.25);0.190284))*145366.45));0)" office:value-type="float" office:value="0" calcext:value-type="float">
            <text:p>0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0" calcext:value-type="float">
            <text:p>0</text:p>
          </table:table-cell>
          <table:table-cell table:style-name="ce65" table:formula="of:=IF(ISNA([.O24]);[.J24];[.J24]+[.O24])" office:value-type="float" office:value="0" calcext:value-type="float">
            <text:p>0</text:p>
          </table:table-cell>
          <table:table-cell table:style-name="ce65" table:formula="of:=IF([.Q24]&gt;0;ROUND(([.C24]/[.Q2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-5" calcext:value-type="float">
            <text:p>-5</text:p>
          </table:table-cell>
          <table:table-cell table:style-name="ce3"/>
          <table:table-cell table:style-name="ce3" table:formula="of:=ROUND(([.R24]/60)*[.V24];1)" office:value-type="float" office:value="0" calcext:value-type="float">
            <text:p>0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/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/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71.5" calcext:value-type="float">
            <text:p>71.5</text:p>
          </table:table-cell>
          <table:table-cell table:style-name="ce48" table:number-columns-repeated="9"/>
          <table:table-cell table:style-name="ce67" table:number-columns-repeated="2"/>
          <table:table-cell table:style-name="ce48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47"/>
          <table:table-cell table:style-name="ce76" table:formula="of:=SUM([.R18:.R27])" office:value-type="float" office:value="42" calcext:value-type="float">
            <text:p>42</text:p>
          </table:table-cell>
          <table:table-cell table:style-name="ce48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48"/>
          <table:table-cell table:style-name="ce76" table:formula="of:=SUM([.W18:.W27])" office:value-type="float" office:value="4.6" calcext:value-type="float">
            <text:p>4.6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2"/>
          <table:table-cell table:style-name="ce48" table:number-columns-repeated="9"/>
          <table:table-cell table:style-name="ce67" table:number-columns-repeated="2"/>
          <table:table-cell table:style-name="ce48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3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3" office:value-type="string" calcext:value-type="string" table:number-columns-spanned="1" table:number-rows-spanned="2">
            <text:p>IAS</text:p>
          </table:table-cell>
          <table:table-cell table:style-name="ce53" office:value-type="string" calcext:value-type="string" table:number-columns-spanned="1" table:number-rows-spanned="2">
            <text:p>OAT</text:p>
          </table:table-cell>
          <table:table-cell table:style-name="ce53" office:value-type="string" calcext:value-type="string" table:number-columns-spanned="1" table:number-rows-spanned="2">
            <text:p>PRESSURE ALTITUDE</text:p>
          </table:table-cell>
          <table:table-cell table:style-name="ce53" office:value-type="string" calcext:value-type="string" table:number-columns-spanned="1" table:number-rows-spanned="2">
            <text:p>TAS</text:p>
          </table:table-cell>
          <table:table-cell table:style-name="ce53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3" office:value-type="string" calcext:value-type="string" table:number-columns-spanned="1" table:number-rows-spanned="2">
            <text:p>WCA</text:p>
          </table:table-cell>
          <table:table-cell table:style-name="ce53" office:value-type="string" calcext:value-type="string" table:number-columns-spanned="1" table:number-rows-spanned="2">
            <text:p>H/T Wind</text:p>
          </table:table-cell>
          <table:table-cell table:style-name="ce53" office:value-type="string" calcext:value-type="string" table:number-columns-spanned="1" table:number-rows-spanned="2">
            <text:p>True HDG</text:p>
          </table:table-cell>
          <table:table-cell table:style-name="ce53" office:value-type="string" calcext:value-type="string" table:number-columns-spanned="1" table:number-rows-spanned="2">
            <text:p>GS</text:p>
          </table:table-cell>
          <table:table-cell table:style-name="ce53" office:value-type="string" calcext:value-type="string" table:number-columns-spanned="1" table:number-rows-spanned="2">
            <text:p>ETE</text:p>
          </table:table-cell>
          <table:table-cell table:style-name="ce53" office:value-type="string" calcext:value-type="string" table:number-columns-spanned="2" table:number-rows-spanned="1">
            <text:p>MAG VAR</text:p>
          </table:table-cell>
          <table:covered-table-cell table:style-name="ce53"/>
          <table:table-cell table:style-name="ce53" office:value-type="string" calcext:value-type="string" table:number-columns-spanned="1" table:number-rows-spanned="2">
            <text:p>Mag HDG</text:p>
          </table:table-cell>
          <table:table-cell table:style-name="ce53" office:value-type="string" calcext:value-type="string" table:number-columns-spanned="1" table:number-rows-spanned="2">
            <text:p>FUEL FLOW</text:p>
          </table:table-cell>
          <table:table-cell table:style-name="ce53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/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/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/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/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/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/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/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/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43" calcext:value-type="float">
            <text:p>143</text:p>
          </table:table-cell>
          <table:table-cell table:style-name="ce22"/>
          <table:table-cell table:style-name="ce42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84" calcext:value-type="float">
            <text:p>84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8.8" calcext:value-type="float">
            <text:p>8.8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64.836" calcext:value-type="float">
            <text:p>264.836</text:p>
          </table:table-cell>
          <table:table-cell table:number-columns-repeated="12"/>
          <table:table-cell table:style-name="ce42" table:number-columns-spanned="2" table:number-rows-spanned="1"/>
          <table:covered-table-cell table:style-name="ce42"/>
          <table:table-cell table:style-name="ce42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11" calcext:value-type="float">
            <text:p>1011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4" calcext:value-type="float">
            <text:p>0.4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TODAY:</text:p>
          </table:table-cell>
          <table:table-cell table:style-name="ce30" table:formula="of:=TODAY()" office:value-type="date" office:date-value="2020-08-01" calcext:value-type="date">
            <text:p>01.08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6.3" calcext:value-type="float">
            <text:p>16.3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3" table:default-cell-style-name="ce44"/>
        <table:table-column table:style-name="co28" table:default-cell-style-name="ce44"/>
        <table:table-column table:style-name="co29" table:default-cell-style-name="ce44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SPS</text:p>
          </table:table-cell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104" table:content-validation-name="val2" office:value-type="string" calcext:value-type="string">
            <text:p>Leg 1</text:p>
          </table:table-cell>
          <table:table-cell table:style-name="Default" table:number-columns-repeated="6"/>
          <table:table-cell/>
          <table:table-cell table:style-name="ce104" table:content-validation-name="val2" office:value-type="string" calcext:value-type="string">
            <text:p>All</text:p>
          </table:table-cell>
          <table:table-cell table:number-columns-repeated="19"/>
        </table:table-row>
        <table:table-row table:style-name="ro1">
          <table:table-cell table:style-name="ce93" office:value-type="string" calcext:value-type="string" table:number-columns-spanned="1" table:number-rows-spanned="2">
            <text:p>ITEM</text:p>
          </table:table-cell>
          <table:table-cell table:style-name="ce93" office:value-type="string" calcext:value-type="string" table:number-columns-spanned="2" table:number-rows-spanned="1">
            <text:p>WEIGHT (LB)</text:p>
          </table:table-cell>
          <table:covered-table-cell table:style-name="ce94"/>
          <table:table-cell table:style-name="ce93" office:value-type="string" calcext:value-type="string" table:number-columns-spanned="2" table:number-rows-spanned="1">
            <text:p>ARM (IN)</text:p>
          </table:table-cell>
          <table:covered-table-cell table:style-name="ce94"/>
          <table:table-cell/>
          <table:table-cell table:style-name="ce93" office:value-type="string" calcext:value-type="string" table:number-columns-spanned="1" table:number-rows-spanned="2">
            <text:p>MOMENT</text:p>
          </table:table-cell>
          <table:table-cell/>
          <table:table-cell table:style-name="ce93" office:value-type="string" calcext:value-type="string" table:number-columns-spanned="1" table:number-rows-spanned="2">
            <text:p>ITEM</text:p>
          </table:table-cell>
          <table:table-cell table:style-name="ce93" office:value-type="string" calcext:value-type="string" table:number-columns-spanned="2" table:number-rows-spanned="1">
            <text:p>WEIGHT (LB)</text:p>
          </table:table-cell>
          <table:covered-table-cell table:style-name="ce94"/>
          <table:table-cell table:style-name="ce93" office:value-type="string" calcext:value-type="string" table:number-columns-spanned="2" table:number-rows-spanned="1">
            <text:p>ARM (IN)</text:p>
          </table:table-cell>
          <table:covered-table-cell table:style-name="ce94"/>
          <table:table-cell table:style-name="ce44"/>
          <table:table-cell table:style-name="ce93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office:value-type="string" calcext:value-type="string">
            <text:p>Normal weight</text:p>
          </table:table-cell>
          <table:table-cell office:value-type="string" calcext:value-type="string">
            <text:p>Utility weight</text:p>
          </table:table-cell>
          <table:table-cell office:value-type="string" calcext:value-type="string">
            <text:p>Taxi fuel</text:p>
          </table:table-cell>
          <table:table-cell office:value-type="string" calcext:value-type="string">
            <text:p>CG Forward Limit</text:p>
          </table:table-cell>
          <table:table-cell office:value-type="string" calcext:value-type="string">
            <text:p>CG Rear Limit</text:p>
          </table:table-cell>
          <table:table-cell office:value-type="string" calcext:value-type="string">
            <text:p>Seats fwd arm</text:p>
          </table:table-cell>
          <table:table-cell office:value-type="string" calcext:value-type="string">
            <text:p>Seats rear arm</text:p>
          </table:table-cell>
          <table:table-cell office:value-type="string" calcext:value-type="string">
            <text:p>Fuel arm</text:p>
          </table:table-cell>
        </table:table-row>
        <table:table-row table:style-name="ro1">
          <table:covered-table-cell table:style-name="ce94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G FL</text:p>
          </table:table-cell>
          <table:table-cell office:value-type="string" calcext:value-type="string">
            <text:p>CG RL</text:p>
          </table:table-cell>
          <table:covered-table-cell table:style-name="ce94"/>
          <table:table-cell/>
          <table:covered-table-cell table:style-name="ce94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table-cell table:style-name="ce44"/>
          <table:covered-table-cell table:style-name="ce94"/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5</text:p>
          </table:table-cell>
          <table:table-cell office:value-type="string" calcext:value-type="string">
            <text:p>U40.5 / N47.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5]*[.D5];2)" office:value-type="float" office:value="125280.75" calcext:value-type="float">
            <text:p>125280.75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Planes;2;0)" office:value-type="float" office:value="1461" calcext:value-type="float">
            <text:p>1461</text:p>
          </table:table-cell>
          <table:table-cell table:style-name="ce44"/>
          <table:table-cell table:style-name="ce44" table:formula="of:=VLOOKUP([.$A$1];Planes;3;0)" office:value-type="float" office:value="85.75" calcext:value-type="float">
            <text:p>85.75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ROUND([.J5]*[.L5];2)" office:value-type="float" office:value="125280.75" calcext:value-type="float">
            <text:p>125280.75</text:p>
          </table:table-cell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6</text:p>
          </table:table-cell>
          <table:table-cell office:value-type="string" calcext:value-type="string">
            <text:p>U40.5 / N47.4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6]*[.D6];2)" office:value-type="float" office:value="16905" calcext:value-type="float">
            <text:p>16905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6]*[.L6];2)" office:value-type="float" office:value="16905" calcext:value-type="float">
            <text:p>16905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7</text:p>
          </table:table-cell>
          <table:table-cell office:value-type="string" calcext:value-type="string">
            <text:p>U40.5 / N47.5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7]*[.D7];2)" office:value-type="float" office:value="12075" calcext:value-type="float">
            <text:p>12075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office:value-type="float" office:value="150" calcext:value-type="float">
            <text:p>150</text:p>
          </table:table-cell>
          <table:table-cell table:style-name="ce44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7]*[.L7];2)" office:value-type="float" office:value="12075" calcext:value-type="float">
            <text:p>12075</text:p>
          </table:table-cell>
          <table:table-cell/>
          <table:table-cell table:style-name="ce68" office:value-type="string" calcext:value-type="string">
            <text:p>LZ-SPS</text:p>
          </table:table-cell>
          <table:table-cell table:style-name="ce68" office:value-type="float" office:value="1461" calcext:value-type="float">
            <text:p>1461</text:p>
          </table:table-cell>
          <table:table-cell table:style-name="ce68"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1950" calcext:value-type="float">
            <text:p>19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83.0 / N87.0</text:p>
          </table:table-cell>
          <table:table-cell office:value-type="string" calcext:value-type="string">
            <text:p>U86.5 / N93.0</text:p>
          </table:table-cell>
          <table:table-cell office:value-type="float" office:value="80.5" calcext:value-type="float">
            <text:p>80.5</text:p>
          </table:table-cell>
          <table:table-cell office:value-type="float" office:value="118.1" calcext:value-type="float">
            <text:p>118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8]*[.L8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9]*[.L9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5"/>
          <table:table-cell table:style-name="ce44" table:formula="of:=ROUND([.J10]*[.L10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5"/>
          <table:table-cell table:style-name="ce44" table:formula="of:=ROUND([.J11]*[.L11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821" calcext:value-type="float">
            <text:p>1821</text:p>
          </table:table-cell>
          <table:table-cell/>
          <table:table-cell table:formula="of:=ROUND([.G12]/[.B12];2)" office:value-type="float" office:value="84.71" calcext:value-type="float">
            <text:p>84.71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5:.G11])" office:value-type="float" office:value="154260.75" calcext:value-type="float">
            <text:p>154260.75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J5:.J11])" office:value-type="float" office:value="1821" calcext:value-type="float">
            <text:p>1821</text:p>
          </table:table-cell>
          <table:table-cell table:style-name="ce44"/>
          <table:table-cell table:style-name="ce44" table:formula="of:=ROUND([.O12]/[.J12];2)" office:value-type="float" office:value="84.71" calcext:value-type="float">
            <text:p>84.71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SUM([.O5:.O11])" office:value-type="float" office:value="154260.75" calcext:value-type="float">
            <text:p>154260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Planes;4;0)*6" office:value-type="float" office:value="97.8" calcext:value-type="float">
            <text:p>97.8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3]*[.D13]" office:value-type="float" office:value="9291" calcext:value-type="float">
            <text:p>9291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Planes;4;0)*6" office:value-type="float" office:value="97.8" calcext:value-type="float">
            <text:p>97.8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[.J13]*[.L13]" office:value-type="float" office:value="9291" calcext:value-type="float">
            <text:p>92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. Ramp Weight</text:p>
          </table:table-cell>
          <table:table-cell table:style-name="ce109" table:formula="of:=[.B12]+[.B13]" office:value-type="float" office:value="1918.8" calcext:value-type="float">
            <text:p>1918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4]/[.B14];2)" office:value-type="float" office:value="85.24" calcext:value-type="float">
            <text:p>85.24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2]+[.G13]" office:value-type="float" office:value="163551.75" calcext:value-type="float">
            <text:p>163551.75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J12]+[.J13]" office:value-type="float" office:value="1918.8" calcext:value-type="float">
            <text:p>1918.8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4]/[.J14];2)" office:value-type="float" office:value="85.24" calcext:value-type="float">
            <text:p>85.24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2]+[.O13]" office:value-type="float" office:value="163551.75" calcext:value-type="float">
            <text:p>163551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5]*[.D15]" office:value-type="float" office:value="627" calcext:value-type="float">
            <text:p>627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VLOOKUP([.$A$1];Planes;7;0)*6" office:value-type="float" office:value="6.6" calcext:value-type="float">
            <text:p>6.6</text:p>
          </table:table-cell>
          <table:table-cell table:style-name="ce44"/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[.J15]*[.L15]" office:value-type="float" office:value="627" calcext:value-type="float">
            <text:p>6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912.2" calcext:value-type="float">
            <text:p>1912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6]/[.B16];2)" office:value-type="float" office:value="85.2" calcext:value-type="float">
            <text:p>85.2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4]-[.G15]" office:value-type="float" office:value="162924.75" calcext:value-type="float">
            <text:p>162924.75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J14]-[.J15]" office:value-type="float" office:value="1912.2" calcext:value-type="float">
            <text:p>1912.2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6]/[.J16];2)" office:value-type="float" office:value="85.2" calcext:value-type="float">
            <text:p>85.2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4]-[.O15]" office:value-type="float" office:value="162924.75" calcext:value-type="float">
            <text:p>162924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25.2" calcext:value-type="float">
            <text:p>25.2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17]*[.B17];2)" office:value-type="float" office:value="2394" calcext:value-type="float">
            <text:p>2394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52.8" calcext:value-type="float">
            <text:p>52.8</text:p>
          </table:table-cell>
          <table:table-cell table:style-name="ce44"/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ROUND([.L17]*[.J17];2)" office:value-type="float" office:value="5016" calcext:value-type="float">
            <text:p>50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887" calcext:value-type="float">
            <text:p>1887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8]/[.B18];2)" office:value-type="float" office:value="85.07" calcext:value-type="float">
            <text:p>85.07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6]-[.G17]" office:value-type="float" office:value="160530.75" calcext:value-type="float">
            <text:p>160530.75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J16]-[.J17]" office:value-type="float" office:value="1859.4" calcext:value-type="float">
            <text:p>1859.4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8]/[.J18];2)" office:value-type="float" office:value="84.92" calcext:value-type="float">
            <text:p>84.92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6]-[.O17]" office:value-type="float" office:value="157908.75" calcext:value-type="float">
            <text:p>157908.75</text:p>
          </table:table-cell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3" office:value-type="string" calcext:value-type="string" table:number-columns-spanned="1" table:number-rows-spanned="2">
            <text:p>ITEM</text:p>
          </table:table-cell>
          <table:table-cell table:style-name="ce93" office:value-type="string" calcext:value-type="string" table:number-columns-spanned="2" table:number-rows-spanned="1">
            <text:p>WEIGHT (LB)</text:p>
          </table:table-cell>
          <table:covered-table-cell table:style-name="ce94"/>
          <table:table-cell table:style-name="ce93" office:value-type="string" calcext:value-type="string" table:number-columns-spanned="2" table:number-rows-spanned="1">
            <text:p>ARM (IN)</text:p>
          </table:table-cell>
          <table:covered-table-cell table:style-name="ce94"/>
          <table:table-cell/>
          <table:table-cell table:style-name="ce93" office:value-type="string" calcext:value-type="string" table:number-columns-spanned="1" table:number-rows-spanned="2">
            <text:p>MOMENT</text:p>
          </table:table-cell>
          <table:table-cell table:number-columns-repeated="8"/>
          <table:table-cell table:style-name="ce88"/>
          <table:table-cell table:number-columns-repeated="12"/>
        </table:table-row>
        <table:table-row table:style-name="ro1">
          <table:covered-table-cell table:style-name="ce94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4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23]*[.D23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4]*[.D24];2)" office:value-type="float" office:value="16905" calcext:value-type="float">
            <text:p>169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5]*[.D25];2)" office:value-type="float" office:value="12075" calcext:value-type="float">
            <text:p>120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6]*[.D2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7]*[.D2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28]*[.D28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29]*[.D29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821" calcext:value-type="float">
            <text:p>1821</text:p>
          </table:table-cell>
          <table:table-cell/>
          <table:table-cell table:formula="of:=ROUND([.G30]/[.B30];2)" office:value-type="float" office:value="84.71" calcext:value-type="float">
            <text:p>84.71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23:.G29])" office:value-type="float" office:value="154260.75" calcext:value-type="float">
            <text:p>15426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+VLOOKUP([.$A$1];Planes;4;0)*6" office:value-type="float" office:value="66" calcext:value-type="float">
            <text:p>66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1]*[.D31]" office:value-type="float" office:value="6270" calcext:value-type="float">
            <text:p>627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887" calcext:value-type="float">
            <text:p>1887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2]/[.B32];2)" office:value-type="float" office:value="85.07" calcext:value-type="float">
            <text:p>85.07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0]+[.G31]" office:value-type="float" office:value="160530.75" calcext:value-type="float">
            <text:p>16053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3]*[.D33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880.4" calcext:value-type="float">
            <text:p>1880.4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4]/[.B34];2)" office:value-type="float" office:value="85.04" calcext:value-type="float">
            <text:p>85.04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2]-[.G33]" office:value-type="float" office:value="159903.75" calcext:value-type="float">
            <text:p>159903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27.6" calcext:value-type="float">
            <text:p>27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35]*[.B35];2)" office:value-type="float" office:value="2622" calcext:value-type="float">
            <text:p>262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852.8" calcext:value-type="float">
            <text:p>1852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6]/[.B36];2)" office:value-type="float" office:value="84.89" calcext:value-type="float">
            <text:p>84.8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4]-[.G35]" office:value-type="float" office:value="157281.75" calcext:value-type="float">
            <text:p>157281.75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3" office:value-type="string" calcext:value-type="string" table:number-columns-spanned="1" table:number-rows-spanned="2">
            <text:p>ITEM</text:p>
          </table:table-cell>
          <table:table-cell table:style-name="ce93" office:value-type="string" calcext:value-type="string" table:number-columns-spanned="2" table:number-rows-spanned="1">
            <text:p>WEIGHT (LB)</text:p>
          </table:table-cell>
          <table:covered-table-cell table:style-name="ce94"/>
          <table:table-cell table:style-name="ce93" office:value-type="string" calcext:value-type="string" table:number-columns-spanned="2" table:number-rows-spanned="1">
            <text:p>ARM (IN)</text:p>
          </table:table-cell>
          <table:covered-table-cell table:style-name="ce94"/>
          <table:table-cell/>
          <table:table-cell table:style-name="ce93" office:value-type="string" calcext:value-type="string" table:number-columns-spanned="1" table:number-rows-spanned="2">
            <text:p>MOMENT</text:p>
          </table:table-cell>
          <table:table-cell table:number-columns-repeated="21"/>
        </table:table-row>
        <table:table-row table:style-name="ro1">
          <table:covered-table-cell table:style-name="ce94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4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41]*[.D41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2]*[.D42];2)" office:value-type="float" office:value="16905" calcext:value-type="float">
            <text:p>169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3]*[.D4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4]*[.D44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5]*[.D4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46]*[.D4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47]*[.D4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671" calcext:value-type="float">
            <text:p>1671</text:p>
          </table:table-cell>
          <table:table-cell/>
          <table:table-cell table:formula="of:=ROUND([.G48]/[.B48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41:.G47])" office:value-type="float" office:value="142185.75" calcext:value-type="float">
            <text:p>14218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 - [$FPL.$W$28]*6 - [.$B$33]+VLOOKUP([.$A$1];Planes;4;0)*6" office:value-type="float" office:value="31.8" calcext:value-type="float">
            <text:p>31.8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49]*[.D49]" office:value-type="float" office:value="3021" calcext:value-type="float">
            <text:p>302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02.8" calcext:value-type="float">
            <text:p>1702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0]/[.B50];2)" office:value-type="float" office:value="85.28" calcext:value-type="float">
            <text:p>85.28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48]+[.G49]" office:value-type="float" office:value="145206.75" calcext:value-type="float">
            <text:p>145206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51]*[.D51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696.2" calcext:value-type="float">
            <text:p>1696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2]/[.B52];2)" office:value-type="float" office:value="85.24" calcext:value-type="float">
            <text:p>85.24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0]-[.G51]" office:value-type="float" office:value="144579.75" calcext:value-type="float">
            <text:p>144579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53]*[.B5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696.2" calcext:value-type="float">
            <text:p>1696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4]/[.B54];2)" office:value-type="float" office:value="85.24" calcext:value-type="float">
            <text:p>85.24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2]-[.G53]" office:value-type="float" office:value="144579.75" calcext:value-type="float">
            <text:p>144579.75</text:p>
          </table:table-cell>
          <table:table-cell table:number-columns-repeated="21"/>
        </table:table-row>
        <calcext:conditional-formats>
          <calcext:conditional-format calcext:target-range-address="'W&amp;B'.B14:'W&amp;B'.B14">
            <calcext:condition calcext:apply-style-name="RedHighlight" calcext:value="&gt;[$'W&amp;B'.$C$14]" calcext:base-cell-address="'W&amp;B'.B14"/>
            <calcext:condition calcext:apply-style-name="GreenHighlight" calcext:value="&lt;=[$'W&amp;B'.$C$14]" calcext:base-cell-address="'W&amp;B'.B14"/>
          </calcext:conditional-format>
        </calcext:conditional-formats>
      </table:table>
      <table:table table:name="C172 CLIMB" table:style-name="ta1">
        <table:table-column table:style-name="co28" table:default-cell-style-name="ce120"/>
        <table:table-column table:style-name="co41" table:default-cell-style-name="ce120"/>
        <table:table-column table:style-name="co22" table:default-cell-style-name="ce120"/>
        <table:table-column table:style-name="co42" table:default-cell-style-name="ce120"/>
        <table:table-column table:style-name="co30" table:default-cell-style-name="ce120"/>
        <table:table-column table:style-name="co22" table:number-columns-repeated="1019" table:default-cell-style-name="ce120"/>
        <table:table-row table:style-name="ro1">
          <table:table-cell table:style-name="ce100" office:value-type="string" calcext:value-type="string" table:number-columns-spanned="1" table:number-rows-spanned="2">
            <text:p>WEIGHT (LB)</text:p>
          </table:table-cell>
          <table:table-cell table:style-name="ce100" office:value-type="string" calcext:value-type="string" table:number-columns-spanned="1" table:number-rows-spanned="2">
            <text:p>PRESSURE ALTITUDE (FT)</text:p>
          </table:table-cell>
          <table:table-cell table:style-name="ce100" office:value-type="string" calcext:value-type="string" table:number-columns-spanned="1" table:number-rows-spanned="2">
            <text:p>TEMP</text:p>
          </table:table-cell>
          <table:table-cell table:style-name="ce100" office:value-type="string" calcext:value-type="string" table:number-columns-spanned="1" table:number-rows-spanned="2">
            <text:p>CLIMB SPEED (KIAS)</text:p>
          </table:table-cell>
          <table:table-cell table:style-name="ce100" office:value-type="string" calcext:value-type="string" table:number-columns-spanned="1" table:number-rows-spanned="2">
            <text:p>CLIMB RATE (FPM)</text:p>
          </table:table-cell>
          <table:table-cell table:style-name="ce100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01"/>
          <table:table-cell table:number-columns-repeated="1016"/>
        </table:table-row>
        <table:table-row table:style-name="ro4">
          <table:covered-table-cell table:number-columns-repeated="5" table:style-name="ce101"/>
          <table:table-cell table:style-name="ce101" office:value-type="string" calcext:value-type="string">
            <text:p>TIME (MIN)</text:p>
          </table:table-cell>
          <table:table-cell table:style-name="ce101" office:value-type="string" calcext:value-type="string">
            <text:p>FUEL USED (US GAL)</text:p>
          </table:table-cell>
          <table:table-cell table:style-name="ce101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119" office:value-type="float" office:value="2300" calcext:value-type="float">
            <text:p>230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73" calcext:value-type="float">
            <text:p>73</text:p>
          </table:table-cell>
          <table:table-cell table:style-name="ce119" office:value-type="float" office:value="770" calcext:value-type="float">
            <text:p>770</text:p>
          </table:table-cell>
          <table:table-cell table:number-columns-repeated="3" table:style-name="ce11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1000" calcext:value-type="float">
            <text:p>1000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73" calcext:value-type="float">
            <text:p>73</text:p>
          </table:table-cell>
          <table:table-cell table:style-name="ce119" office:value-type="float" office:value="725" calcext:value-type="float">
            <text:p>72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0.3" calcext:value-type="float">
            <text:p>0.3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1500" calcext:value-type="float">
            <text:p>1500</text:p>
          </table:table-cell>
          <table:table-cell table:style-name="ce119" office:value-type="float" office:value="12" calcext:value-type="float">
            <text:p>12</text:p>
          </table:table-cell>
          <table:table-cell table:style-name="ce121" office:value-type="float" office:value="72" calcext:value-type="float">
            <text:p>72</text:p>
          </table:table-cell>
          <table:table-cell table:style-name="ce122" table:formula="of:=AVERAGE([.E4];[.E6])" office:value-type="float" office:value="700" calcext:value-type="float">
            <text:p>700</text:p>
          </table:table-cell>
          <table:table-cell table:style-name="ce123" table:formula="of:=AVERAGE([.F4];[.F6])" office:value-type="float" office:value="2" calcext:value-type="float">
            <text:p>2</text:p>
          </table:table-cell>
          <table:table-cell table:style-name="ce143" table:formula="of:=AVERAGE([.G4];[.G6])" office:value-type="float" office:value="0.45" calcext:value-type="float">
            <text:p>0.45</text:p>
          </table:table-cell>
          <table:table-cell table:style-name="ce144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2000" calcext:value-type="float">
            <text:p>200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72" calcext:value-type="float">
            <text:p>72</text:p>
          </table:table-cell>
          <table:table-cell table:style-name="ce119" office:value-type="float" office:value="675" calcext:value-type="float">
            <text:p>675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0.6" calcext:value-type="float">
            <text:p>0.6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2500" calcext:value-type="float">
            <text:p>2500</text:p>
          </table:table-cell>
          <table:table-cell table:style-name="ce119" office:value-type="float" office:value="10" calcext:value-type="float">
            <text:p>10</text:p>
          </table:table-cell>
          <table:table-cell table:style-name="ce121" office:value-type="float" office:value="72" calcext:value-type="float">
            <text:p>72</text:p>
          </table:table-cell>
          <table:table-cell table:style-name="ce122" table:formula="of:=AVERAGE([.E6];[.E8])" office:value-type="float" office:value="652.5" calcext:value-type="float">
            <text:p>652.5</text:p>
          </table:table-cell>
          <table:table-cell table:style-name="ce123" table:formula="of:=AVERAGE([.F6];[.F8])" office:value-type="float" office:value="3.5" calcext:value-type="float">
            <text:p>3.5</text:p>
          </table:table-cell>
          <table:table-cell table:style-name="ce143" table:formula="of:=AVERAGE([.G6];[.G8])" office:value-type="float" office:value="0.75" calcext:value-type="float">
            <text:p>0.75</text:p>
          </table:table-cell>
          <table:table-cell table:style-name="ce144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3000" calcext:value-type="float">
            <text:p>300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72" calcext:value-type="float">
            <text:p>72</text:p>
          </table:table-cell>
          <table:table-cell table:style-name="ce119" office:value-type="float" office:value="630" calcext:value-type="float">
            <text:p>63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0.9" calcext:value-type="float">
            <text:p>0.9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3500" calcext:value-type="float">
            <text:p>3500</text:p>
          </table:table-cell>
          <table:table-cell table:style-name="ce119" office:value-type="float" office:value="8" calcext:value-type="float">
            <text:p>8</text:p>
          </table:table-cell>
          <table:table-cell table:style-name="ce121" office:value-type="float" office:value="71" calcext:value-type="float">
            <text:p>71</text:p>
          </table:table-cell>
          <table:table-cell table:style-name="ce122" table:formula="of:=AVERAGE([.E8];[.E10])" office:value-type="float" office:value="605" calcext:value-type="float">
            <text:p>605</text:p>
          </table:table-cell>
          <table:table-cell table:style-name="ce123" table:formula="of:=AVERAGE([.F8];[.F10])" office:value-type="float" office:value="5" calcext:value-type="float">
            <text:p>5</text:p>
          </table:table-cell>
          <table:table-cell table:style-name="ce143" table:formula="of:=AVERAGE([.G8];[.G10])" office:value-type="float" office:value="1.05" calcext:value-type="float">
            <text:p>1.05</text:p>
          </table:table-cell>
          <table:table-cell table:style-name="ce144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71" calcext:value-type="float">
            <text:p>71</text:p>
          </table:table-cell>
          <table:table-cell table:style-name="ce119" office:value-type="float" office:value="580" calcext:value-type="float">
            <text:p>5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.2" calcext:value-type="float">
            <text:p>1.2</text:p>
          </table:table-cell>
          <table:table-cell table:style-name="ce119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4500" calcext:value-type="float">
            <text:p>4500</text:p>
          </table:table-cell>
          <table:table-cell table:style-name="ce119" office:value-type="float" office:value="6" calcext:value-type="float">
            <text:p>6</text:p>
          </table:table-cell>
          <table:table-cell table:style-name="ce121" office:value-type="float" office:value="71" calcext:value-type="float">
            <text:p>71</text:p>
          </table:table-cell>
          <table:table-cell table:style-name="ce122" table:formula="of:=AVERAGE([.E10];[.E12])" office:value-type="float" office:value="557.5" calcext:value-type="float">
            <text:p>557.5</text:p>
          </table:table-cell>
          <table:table-cell table:style-name="ce123" table:formula="of:=AVERAGE([.F10];[.F12])" office:value-type="float" office:value="7" calcext:value-type="float">
            <text:p>7</text:p>
          </table:table-cell>
          <table:table-cell table:style-name="ce143" table:formula="of:=AVERAGE([.G10];[.G12])" office:value-type="float" office:value="1.4" calcext:value-type="float">
            <text:p>1.4</text:p>
          </table:table-cell>
          <table:table-cell table:style-name="ce144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5000" calcext:value-type="float">
            <text:p>500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71" calcext:value-type="float">
            <text:p>71</text:p>
          </table:table-cell>
          <table:table-cell table:style-name="ce119" office:value-type="float" office:value="535" calcext:value-type="float">
            <text:p>535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1.6" calcext:value-type="float">
            <text:p>1.6</text:p>
          </table:table-cell>
          <table:table-cell table:style-name="ce119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5500" calcext:value-type="float">
            <text:p>5500</text:p>
          </table:table-cell>
          <table:table-cell table:style-name="ce119" office:value-type="float" office:value="4" calcext:value-type="float">
            <text:p>4</text:p>
          </table:table-cell>
          <table:table-cell table:style-name="ce121" office:value-type="float" office:value="70" calcext:value-type="float">
            <text:p>70</text:p>
          </table:table-cell>
          <table:table-cell table:style-name="ce122" table:formula="of:=AVERAGE([.E12];[.E14])" office:value-type="float" office:value="510" calcext:value-type="float">
            <text:p>510</text:p>
          </table:table-cell>
          <table:table-cell table:style-name="ce123" table:formula="of:=AVERAGE([.F12];[.F14])" office:value-type="float" office:value="9" calcext:value-type="float">
            <text:p>9</text:p>
          </table:table-cell>
          <table:table-cell table:style-name="ce143" table:formula="of:=AVERAGE([.G12];[.G14])" office:value-type="float" office:value="1.75" calcext:value-type="float">
            <text:p>1.75</text:p>
          </table:table-cell>
          <table:table-cell table:style-name="ce144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6000" calcext:value-type="float">
            <text:p>600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485" calcext:value-type="float">
            <text:p>485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.9" calcext:value-type="float">
            <text:p>1.9</text:p>
          </table:table-cell>
          <table:table-cell table:style-name="ce119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6500" calcext:value-type="float">
            <text:p>6500</text:p>
          </table:table-cell>
          <table:table-cell table:style-name="ce119" office:value-type="float" office:value="2" calcext:value-type="float">
            <text:p>2</text:p>
          </table:table-cell>
          <table:table-cell table:style-name="ce121" office:value-type="float" office:value="69" calcext:value-type="float">
            <text:p>69</text:p>
          </table:table-cell>
          <table:table-cell table:style-name="ce122" table:formula="of:=AVERAGE([.E14];[.E16])" office:value-type="float" office:value="462.5" calcext:value-type="float">
            <text:p>462.5</text:p>
          </table:table-cell>
          <table:table-cell table:style-name="ce123" table:formula="of:=AVERAGE([.F14];[.F16])" office:value-type="float" office:value="11" calcext:value-type="float">
            <text:p>11</text:p>
          </table:table-cell>
          <table:table-cell table:style-name="ce143" table:formula="of:=AVERAGE([.G14];[.G16])" office:value-type="float" office:value="2.1" calcext:value-type="float">
            <text:p>2.1</text:p>
          </table:table-cell>
          <table:table-cell table:style-name="ce144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7000" calcext:value-type="float">
            <text:p>700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9" calcext:value-type="float">
            <text:p>69</text:p>
          </table:table-cell>
          <table:table-cell table:style-name="ce119" office:value-type="float" office:value="440" calcext:value-type="float">
            <text:p>44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.3" calcext:value-type="float">
            <text:p>2.3</text:p>
          </table:table-cell>
          <table:table-cell table:style-name="ce119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7500" calcext:value-type="float">
            <text:p>7500</text:p>
          </table:table-cell>
          <table:table-cell table:style-name="ce119" office:value-type="float" office:value="0" calcext:value-type="float">
            <text:p>0</text:p>
          </table:table-cell>
          <table:table-cell table:style-name="ce121" office:value-type="float" office:value="69" calcext:value-type="float">
            <text:p>69</text:p>
          </table:table-cell>
          <table:table-cell table:style-name="ce122" table:formula="of:=AVERAGE([.E16];[.E18])" office:value-type="float" office:value="415" calcext:value-type="float">
            <text:p>415</text:p>
          </table:table-cell>
          <table:table-cell table:style-name="ce123" table:formula="of:=AVERAGE([.F16];[.F18])" office:value-type="float" office:value="13.5" calcext:value-type="float">
            <text:p>13.5</text:p>
          </table:table-cell>
          <table:table-cell table:style-name="ce143" table:formula="of:=AVERAGE([.G16];[.G18])" office:value-type="float" office:value="2.5" calcext:value-type="float">
            <text:p>2.5</text:p>
          </table:table-cell>
          <table:table-cell table:style-name="ce144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8000" calcext:value-type="float">
            <text:p>8000</text:p>
          </table:table-cell>
          <table:table-cell table:style-name="ce119" office:value-type="float" office:value="-1" calcext:value-type="float">
            <text:p>-1</text:p>
          </table:table-cell>
          <table:table-cell table:style-name="ce119" office:value-type="float" office:value="69" calcext:value-type="float">
            <text:p>69</text:p>
          </table:table-cell>
          <table:table-cell table:style-name="ce119" office:value-type="float" office:value="390" calcext:value-type="float">
            <text:p>39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2.7" calcext:value-type="float">
            <text:p>2.7</text:p>
          </table:table-cell>
          <table:table-cell table:style-name="ce119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8500" calcext:value-type="float">
            <text:p>8500</text:p>
          </table:table-cell>
          <table:table-cell table:style-name="ce119" office:value-type="float" office:value="-2" calcext:value-type="float">
            <text:p>-2</text:p>
          </table:table-cell>
          <table:table-cell table:style-name="ce121" office:value-type="float" office:value="68" calcext:value-type="float">
            <text:p>68</text:p>
          </table:table-cell>
          <table:table-cell table:style-name="ce122" table:formula="of:=AVERAGE([.E18];[.E20])" office:value-type="float" office:value="367.5" calcext:value-type="float">
            <text:p>367.5</text:p>
          </table:table-cell>
          <table:table-cell table:style-name="ce123" table:formula="of:=AVERAGE([.F18];[.F20])" office:value-type="float" office:value="16" calcext:value-type="float">
            <text:p>16</text:p>
          </table:table-cell>
          <table:table-cell table:style-name="ce143" table:formula="of:=AVERAGE([.G18];[.G20])" office:value-type="float" office:value="2.95" calcext:value-type="float">
            <text:p>2.95</text:p>
          </table:table-cell>
          <table:table-cell table:style-name="ce144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9000" calcext:value-type="float">
            <text:p>9000</text:p>
          </table:table-cell>
          <table:table-cell table:style-name="ce119" office:value-type="float" office:value="-3" calcext:value-type="float">
            <text:p>-3</text:p>
          </table:table-cell>
          <table:table-cell table:style-name="ce119" office:value-type="float" office:value="68" calcext:value-type="float">
            <text:p>68</text:p>
          </table:table-cell>
          <table:table-cell table:style-name="ce119" office:value-type="float" office:value="345" calcext:value-type="float">
            <text:p>345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office:value-type="float" office:value="3.2" calcext:value-type="float">
            <text:p>3.2</text:p>
          </table:table-cell>
          <table:table-cell table:style-name="ce119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9500" calcext:value-type="float">
            <text:p>9500</text:p>
          </table:table-cell>
          <table:table-cell table:style-name="ce119" office:value-type="float" office:value="-4" calcext:value-type="float">
            <text:p>-4</text:p>
          </table:table-cell>
          <table:table-cell table:style-name="ce121" office:value-type="float" office:value="68" calcext:value-type="float">
            <text:p>68</text:p>
          </table:table-cell>
          <table:table-cell table:style-name="ce122" table:formula="of:=AVERAGE([.E20];[.E22])" office:value-type="float" office:value="320" calcext:value-type="float">
            <text:p>320</text:p>
          </table:table-cell>
          <table:table-cell table:style-name="ce123" table:formula="of:=AVERAGE([.F20];[.F22])" office:value-type="float" office:value="19" calcext:value-type="float">
            <text:p>19</text:p>
          </table:table-cell>
          <table:table-cell table:style-name="ce143" table:formula="of:=AVERAGE([.G20];[.G22])" office:value-type="float" office:value="3.45" calcext:value-type="float">
            <text:p>3.45</text:p>
          </table:table-cell>
          <table:table-cell table:style-name="ce144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10000" calcext:value-type="float">
            <text:p>10000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68" calcext:value-type="float">
            <text:p>68</text:p>
          </table:table-cell>
          <table:table-cell table:style-name="ce119" office:value-type="float" office:value="295" calcext:value-type="float">
            <text:p>295</text:p>
          </table:table-cell>
          <table:table-cell table:style-name="ce119" office:value-type="float" office:value="21" calcext:value-type="float">
            <text:p>21</text:p>
          </table:table-cell>
          <table:table-cell table:style-name="ce119" office:value-type="float" office:value="3.7" calcext:value-type="float">
            <text:p>3.7</text:p>
          </table:table-cell>
          <table:table-cell table:style-name="ce119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43" table:default-cell-style-name="ce94"/>
        <table:table-column table:style-name="co22" table:default-cell-style-name="ce94"/>
        <table:table-column table:style-name="co2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94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145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46" table:default-cell-style-name="Default"/>
        <table:table-column table:style-name="co22" table:default-cell-style-name="Default"/>
        <table:table-column table:style-name="co47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46"/>
          <table:table-cell table:number-columns-repeated="2"/>
        </table:table-row>
      </table:table>
      <table:table table:name="Print" table:style-name="ta1">
        <table:table-column table:style-name="co48" table:default-cell-style-name="ce94"/>
        <table:table-column table:style-name="co49" table:default-cell-style-name="ce119"/>
        <table:table-column table:style-name="co50" table:default-cell-style-name="ce119"/>
        <table:table-column table:style-name="co10" table:default-cell-style-name="ce119"/>
        <table:table-column table:style-name="co51" table:default-cell-style-name="ce119"/>
        <table:table-column table:style-name="co52" table:default-cell-style-name="ce119"/>
        <table:table-column table:style-name="co51" table:default-cell-style-name="ce119"/>
        <table:table-column table:style-name="co53" table:default-cell-style-name="ce119"/>
        <table:table-column table:style-name="co54" table:default-cell-style-name="ce119"/>
        <table:table-column table:style-name="co55" table:default-cell-style-name="ce119"/>
        <table:table-column table:style-name="co56" table:default-cell-style-name="ce94"/>
        <table:table-column table:style-name="co57" table:default-cell-style-name="ce94"/>
        <table:table-column table:style-name="co58" table:number-columns-repeated="2" table:default-cell-style-name="ce119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1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31"/>
          <table:table-cell table:style-name="ce139"/>
          <table:covered-table-cell table:style-name="ce36"/>
          <table:covered-table-cell table:number-columns-repeated="2" table:style-name="ce13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3" calcext:value-type="float">
            <text:p>3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U3]" office:value-type="float" office:value="103" calcext:value-type="float">
            <text:p>103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80" calcext:value-type="float">
            <text:p>80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  <table:table-cell table:formula="of:=[$FPL.D3]" office:value-type="float" office:value="108" calcext:value-type="float">
            <text:p>108</text:p>
          </table:table-cell>
          <table:table-cell table:formula="of:=[$FPL.P3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2.5" calcext:value-type="float">
            <text:p>2.5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U4]" office:value-type="float" office:value="103" calcext:value-type="float">
            <text:p>103</text:p>
          </table:table-cell>
          <table:table-cell table:formula="of:=[$FPL.G4]" office:value-type="float" office:value="75" calcext:value-type="float">
            <text:p>75</text:p>
          </table:table-cell>
          <table:table-cell table:formula="of:=[$FPL.Q4]" office:value-type="float" office:value="80" calcext:value-type="float">
            <text:p>80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  <table:table-cell table:formula="of:=[$FPL.D4]" office:value-type="float" office:value="108" calcext:value-type="float">
            <text:p>108</text:p>
          </table:table-cell>
          <table:table-cell table:formula="of:=[$FPL.P4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D. KAMARTSI" calcext:value-type="string">
            <text:p>D. KAMARTSI</text:p>
          </table:table-cell>
          <table:table-cell table:formula="of:=[$FPL.C5]" office:value-type="float" office:value="7" calcext:value-type="float">
            <text:p>7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U5]" office:value-type="float" office:value="26" calcext:value-type="float">
            <text:p>26</text:p>
          </table:table-cell>
          <table:table-cell table:formula="of:=[$FPL.G5]" office:value-type="float" office:value="95" calcext:value-type="float">
            <text:p>95</text:p>
          </table:table-cell>
          <table:table-cell table:formula="of:=[$FPL.Q5]" office:value-type="float" office:value="103" calcext:value-type="float">
            <text:p>103</text:p>
          </table:table-cell>
          <table:table-cell table:formula="of:=[$FPL.R5]" office:value-type="float" office:value="4" calcext:value-type="float">
            <text:p>4</text:p>
          </table:table-cell>
          <table:table-cell table:number-columns-repeated="2"/>
          <table:table-cell table:formula="of:=[$FPL.D5]" office:value-type="float" office:value="31" calcext:value-type="float">
            <text:p>31</text:p>
          </table:table-cell>
          <table:table-cell table:formula="of:=[$FPL.P5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D. KAMARTSI" calcext:value-type="string">
            <text:p>D. KAMARTSI</text:p>
          </table:table-cell>
          <table:table-cell table:formula="of:=[$FPL.B6]" office:value-type="string" office:string-value="BOTEVGRAD" calcext:value-type="string">
            <text:p>BOTEVGRAD</text:p>
          </table:table-cell>
          <table:table-cell table:formula="of:=[$FPL.C6]" office:value-type="float" office:value="14" calcext:value-type="float">
            <text:p>14</text:p>
          </table:table-cell>
          <table:table-cell table:formula="of:=[$FPL.E6]" office:value-type="float" office:value="6000" calcext:value-type="float">
            <text:p>6000</text:p>
          </table:table-cell>
          <table:table-cell table:formula="of:=[$FPL.F6]" office:value-type="float" office:value="6500" calcext:value-type="float">
            <text:p>6500</text:p>
          </table:table-cell>
          <table:table-cell table:formula="of:=[$FPL.U6]" office:value-type="float" office:value="340" calcext:value-type="float">
            <text:p>340</text:p>
          </table:table-cell>
          <table:table-cell table:formula="of:=[$FPL.G6]" office:value-type="float" office:value="95" calcext:value-type="float">
            <text:p>95</text:p>
          </table:table-cell>
          <table:table-cell table:formula="of:=[$FPL.Q6]" office:value-type="float" office:value="106" calcext:value-type="float">
            <text:p>106</text:p>
          </table:table-cell>
          <table:table-cell table:formula="of:=[$FPL.R6]" office:value-type="float" office:value="8" calcext:value-type="float">
            <text:p>8</text:p>
          </table:table-cell>
          <table:table-cell table:number-columns-repeated="2"/>
          <table:table-cell table:formula="of:=[$FPL.D6]" office:value-type="float" office:value="345" calcext:value-type="float">
            <text:p>345</text:p>
          </table:table-cell>
          <table:table-cell table:formula="of:=[$FPL.P6]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BOTEVGRAD" calcext:value-type="string">
            <text:p>BOTEVGRAD</text:p>
          </table:table-cell>
          <table:table-cell table:formula="of:=[$FPL.B7]" office:value-type="string" office:string-value="TOD" calcext:value-type="string">
            <text:p>TOD</text:p>
          </table:table-cell>
          <table:table-cell table:formula="of:=[$FPL.C7]" office:value-type="float" office:value="31" calcext:value-type="float">
            <text:p>31</text:p>
          </table:table-cell>
          <table:table-cell table:formula="of:=[$FPL.E7]" office:value-type="float" office:value="3000" calcext:value-type="float">
            <text:p>3000</text:p>
          </table:table-cell>
          <table:table-cell table:formula="of:=[$FPL.F7]" office:value-type="float" office:value="6500" calcext:value-type="float">
            <text:p>6500</text:p>
          </table:table-cell>
          <table:table-cell table:formula="of:=[$FPL.U7]" office:value-type="float" office:value="55" calcext:value-type="float">
            <text:p>55</text:p>
          </table:table-cell>
          <table:table-cell table:formula="of:=[$FPL.G7]" office:value-type="float" office:value="95" calcext:value-type="float">
            <text:p>95</text:p>
          </table:table-cell>
          <table:table-cell table:formula="of:=[$FPL.Q7]" office:value-type="float" office:value="106" calcext:value-type="float">
            <text:p>106</text:p>
          </table:table-cell>
          <table:table-cell table:formula="of:=[$FPL.R7]" office:value-type="float" office:value="18" calcext:value-type="float">
            <text:p>18</text:p>
          </table:table-cell>
          <table:table-cell table:number-columns-repeated="2"/>
          <table:table-cell table:formula="of:=[$FPL.D7]" office:value-type="float" office:value="60" calcext:value-type="float">
            <text:p>60</text:p>
          </table:table-cell>
          <table:table-cell table:formula="of:=[$FPL.P7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TOD" calcext:value-type="string">
            <text:p>TOD</text:p>
          </table:table-cell>
          <table:table-cell table:formula="of:=[$FPL.B8]" office:value-type="string" office:string-value="LBBO" calcext:value-type="string">
            <text:p>LBBO</text:p>
          </table:table-cell>
          <table:table-cell table:formula="of:=[$FPL.C8]" office:value-type="float" office:value="14" calcext:value-type="float">
            <text:p>14</text:p>
          </table:table-cell>
          <table:table-cell table:formula="of:=[$FPL.E8]" office:value-type="float" office:value="3200" calcext:value-type="float">
            <text:p>3200</text:p>
          </table:table-cell>
          <table:table-cell table:formula="of:=[$FPL.F8]" office:value-type="float" office:value="6500" calcext:value-type="float">
            <text:p>6500</text:p>
          </table:table-cell>
          <table:table-cell table:formula="of:=[$FPL.U8]" office:value-type="float" office:value="55" calcext:value-type="float">
            <text:p>55</text:p>
          </table:table-cell>
          <table:table-cell table:formula="of:=[$FPL.G8]" office:value-type="float" office:value="95" calcext:value-type="float">
            <text:p>95</text:p>
          </table:table-cell>
          <table:table-cell table:formula="of:=[$FPL.Q8]" office:value-type="float" office:value="107" calcext:value-type="float">
            <text:p>107</text:p>
          </table:table-cell>
          <table:table-cell table:formula="of:=[$FPL.R8]" office:value-type="float" office:value="8" calcext:value-type="float">
            <text:p>8</text:p>
          </table:table-cell>
          <table:table-cell table:number-columns-repeated="2"/>
          <table:table-cell table:formula="of:=[$FPL.D8]" office:value-type="float" office:value="60" calcext:value-type="float">
            <text:p>60</text:p>
          </table:table-cell>
          <table:table-cell table:formula="of:=[$FPL.P8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float" office:value="0" calcext:value-type="float">
            <text:p>0</text:p>
          </table:table-cell>
          <table:table-cell table:formula="of:=[$FPL.B9]" office:value-type="float" office:value="0" calcext:value-type="float">
            <text:p>0</text:p>
          </table:table-cell>
          <table:table-cell table:formula="of:=[$FPL.C9]" office:value-type="float" office:value="0" calcext:value-type="float">
            <text:p>0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U9]" office:value-type="float" office:value="-5" calcext:value-type="float">
            <text:p>-5</text:p>
          </table:table-cell>
          <table:table-cell table:formula="of:=[$FPL.G9]" office:value-type="float" office:value="0" calcext:value-type="float">
            <text:p>0</text:p>
          </table:table-cell>
          <table:table-cell table:formula="of:=[$FPL.Q9]" office:value-type="float" office:value="0" calcext:value-type="float">
            <text:p>0</text:p>
          </table:table-cell>
          <table:table-cell table:formula="of:=[$FPL.R9]" office:value-type="float" office:value="0" calcext:value-type="float">
            <text:p>0</text:p>
          </table:table-cell>
          <table:table-cell table:number-columns-repeated="2"/>
          <table:table-cell table:formula="of:=[$FPL.D9]" office:value-type="float" office:value="0" calcext:value-type="float">
            <text:p>0</text:p>
          </table:table-cell>
          <table:table-cell table:formula="of:=[$FPL.P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  <table:table-cell table:formula="of:=[$FPL.D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71.5" calcext:value-type="float">
            <text:p>71.5</text:p>
          </table:table-cell>
          <table:table-cell table:style-name="Default" table:number-columns-repeated="5"/>
          <table:table-cell table:style-name="ce34" table:formula="of:=SUM([.J3:.J12])" office:value-type="float" office:value="42" calcext:value-type="float">
            <text:p>42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1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31"/>
          <table:table-cell table:style-name="ce139"/>
          <table:covered-table-cell table:style-name="ce36"/>
          <table:covered-table-cell table:number-columns-repeated="2" table:style-name="ce1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8" table:formula="of:=[$FPL.A18]" office:value-type="string" office:string-value="LBBO" calcext:value-type="string">
            <text:p>LBBO</text:p>
          </table:table-cell>
          <table:table-cell table:style-name="ce128" table:formula="of:=[$FPL.B18]" office:value-type="string" office:string-value="TOC" calcext:value-type="string">
            <text:p>TOC</text:p>
          </table:table-cell>
          <table:table-cell table:formula="of:=[$FPL.C18]" office:value-type="float" office:value="11" calcext:value-type="float">
            <text:p>11</text:p>
          </table:table-cell>
          <table:table-cell table:formula="of:=[$FPL.E18]" office:value-type="float" office:value="3200" calcext:value-type="float">
            <text:p>3200</text:p>
          </table:table-cell>
          <table:table-cell table:formula="of:=[$FPL.F18]" office:value-type="float" office:value="6500" calcext:value-type="float">
            <text:p>6500</text:p>
          </table:table-cell>
          <table:table-cell table:formula="of:=[$FPL.U18]" office:value-type="float" office:value="235" calcext:value-type="float">
            <text:p>235</text:p>
          </table:table-cell>
          <table:table-cell table:formula="of:=[$FPL.G18]" office:value-type="float" office:value="75" calcext:value-type="float">
            <text:p>75</text:p>
          </table:table-cell>
          <table:table-cell table:formula="of:=[$FPL.Q18]" office:value-type="float" office:value="84" calcext:value-type="float">
            <text:p>84</text:p>
          </table:table-cell>
          <table:table-cell table:formula="of:=[$FPL.R18]" office:value-type="float" office:value="8" calcext:value-type="float">
            <text:p>8</text:p>
          </table:table-cell>
          <table:table-cell table:number-columns-repeated="2"/>
          <table:table-cell table:formula="of:=[$FPL.D18]" office:value-type="float" office:value="240" calcext:value-type="float">
            <text:p>240</text:p>
          </table:table-cell>
          <table:table-cell table:formula="of:=[$FPL.P18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8" table:formula="of:=[$FPL.A19]" office:value-type="string" office:string-value="TOC" calcext:value-type="string">
            <text:p>TOC</text:p>
          </table:table-cell>
          <table:table-cell table:style-name="ce128" table:formula="of:=[$FPL.B19]" office:value-type="string" office:string-value="BOTEVGRAD" calcext:value-type="string">
            <text:p>BOTEVGRAD</text:p>
          </table:table-cell>
          <table:table-cell table:formula="of:=[$FPL.C19]" office:value-type="float" office:value="34" calcext:value-type="float">
            <text:p>34</text:p>
          </table:table-cell>
          <table:table-cell table:formula="of:=[$FPL.E19]" office:value-type="float" office:value="6000" calcext:value-type="float">
            <text:p>6000</text:p>
          </table:table-cell>
          <table:table-cell table:formula="of:=[$FPL.F19]" office:value-type="float" office:value="6500" calcext:value-type="float">
            <text:p>6500</text:p>
          </table:table-cell>
          <table:table-cell table:formula="of:=[$FPL.U19]" office:value-type="float" office:value="235" calcext:value-type="float">
            <text:p>235</text:p>
          </table:table-cell>
          <table:table-cell table:formula="of:=[$FPL.G19]" office:value-type="float" office:value="95" calcext:value-type="float">
            <text:p>95</text:p>
          </table:table-cell>
          <table:table-cell table:formula="of:=[$FPL.Q19]" office:value-type="float" office:value="107" calcext:value-type="float">
            <text:p>107</text:p>
          </table:table-cell>
          <table:table-cell table:formula="of:=[$FPL.R19]" office:value-type="float" office:value="19" calcext:value-type="float">
            <text:p>19</text:p>
          </table:table-cell>
          <table:table-cell table:number-columns-repeated="2"/>
          <table:table-cell table:formula="of:=[$FPL.D19]" office:value-type="float" office:value="240" calcext:value-type="float">
            <text:p>240</text:p>
          </table:table-cell>
          <table:table-cell table:formula="of:=[$FPL.P19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8" table:formula="of:=[$FPL.A20]" office:value-type="string" office:string-value="BOTEVGRAD" calcext:value-type="string">
            <text:p>BOTEVGRAD</text:p>
          </table:table-cell>
          <table:table-cell table:style-name="ce128" table:formula="of:=[$FPL.B20]" office:value-type="string" office:string-value="D. KAMARTSI" calcext:value-type="string">
            <text:p>D. KAMARTSI</text:p>
          </table:table-cell>
          <table:table-cell table:formula="of:=[$FPL.C20]" office:value-type="float" office:value="14" calcext:value-type="float">
            <text:p>14</text:p>
          </table:table-cell>
          <table:table-cell table:formula="of:=[$FPL.E20]" office:value-type="float" office:value="4000" calcext:value-type="float">
            <text:p>4000</text:p>
          </table:table-cell>
          <table:table-cell table:formula="of:=[$FPL.F20]" office:value-type="float" office:value="4500" calcext:value-type="float">
            <text:p>4500</text:p>
          </table:table-cell>
          <table:table-cell table:formula="of:=[$FPL.U20]" office:value-type="float" office:value="160" calcext:value-type="float">
            <text:p>160</text:p>
          </table:table-cell>
          <table:table-cell table:formula="of:=[$FPL.G20]" office:value-type="float" office:value="95" calcext:value-type="float">
            <text:p>95</text:p>
          </table:table-cell>
          <table:table-cell table:formula="of:=[$FPL.Q20]" office:value-type="float" office:value="103" calcext:value-type="float">
            <text:p>103</text:p>
          </table:table-cell>
          <table:table-cell table:formula="of:=[$FPL.R20]" office:value-type="float" office:value="8" calcext:value-type="float">
            <text:p>8</text:p>
          </table:table-cell>
          <table:table-cell table:number-columns-repeated="2"/>
          <table:table-cell table:formula="of:=[$FPL.D20]" office:value-type="float" office:value="165" calcext:value-type="float">
            <text:p>165</text:p>
          </table:table-cell>
          <table:table-cell table:formula="of:=[$FPL.P20]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8" table:formula="of:=[$FPL.A21]" office:value-type="string" office:string-value="D. KAMARTSI" calcext:value-type="string">
            <text:p>D. KAMARTSI</text:p>
          </table:table-cell>
          <table:table-cell table:style-name="ce128" table:formula="of:=[$FPL.B21]" office:value-type="string" office:string-value="ULPAD" calcext:value-type="string">
            <text:p>ULPAD</text:p>
          </table:table-cell>
          <table:table-cell table:formula="of:=[$FPL.C21]" office:value-type="float" office:value="7" calcext:value-type="float">
            <text:p>7</text:p>
          </table:table-cell>
          <table:table-cell table:formula="of:=[$FPL.E21]" office:value-type="float" office:value="3000" calcext:value-type="float">
            <text:p>3000</text:p>
          </table:table-cell>
          <table:table-cell table:formula="of:=[$FPL.F21]" office:value-type="float" office:value="3500" calcext:value-type="float">
            <text:p>3500</text:p>
          </table:table-cell>
          <table:table-cell table:formula="of:=[$FPL.U21]" office:value-type="float" office:value="216" calcext:value-type="float">
            <text:p>216</text:p>
          </table:table-cell>
          <table:table-cell table:formula="of:=[$FPL.G21]" office:value-type="float" office:value="95" calcext:value-type="float">
            <text:p>95</text:p>
          </table:table-cell>
          <table:table-cell table:formula="of:=[$FPL.Q21]" office:value-type="float" office:value="101" calcext:value-type="float">
            <text:p>101</text:p>
          </table:table-cell>
          <table:table-cell table:formula="of:=[$FPL.R21]" office:value-type="float" office:value="4" calcext:value-type="float">
            <text:p>4</text:p>
          </table:table-cell>
          <table:table-cell table:number-columns-repeated="2"/>
          <table:table-cell table:formula="of:=[$FPL.D21]" office:value-type="float" office:value="221" calcext:value-type="float">
            <text:p>221</text:p>
          </table:table-cell>
          <table:table-cell table:formula="of:=[$FPL.P21]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8" table:formula="of:=[$FPL.A22]" office:value-type="string" office:string-value="ULPAD" calcext:value-type="string">
            <text:p>ULPAD</text:p>
          </table:table-cell>
          <table:table-cell table:style-name="ce128" table:formula="of:=[$FPL.B22]" office:value-type="string" office:string-value="SOPED" calcext:value-type="string">
            <text:p>SOPED</text:p>
          </table:table-cell>
          <table:table-cell table:formula="of:=[$FPL.C22]" office:value-type="float" office:value="2.5" calcext:value-type="float">
            <text:p>2.5</text:p>
          </table:table-cell>
          <table:table-cell table:formula="of:=[$FPL.E22]" office:value-type="float" office:value="3000" calcext:value-type="float">
            <text:p>3000</text:p>
          </table:table-cell>
          <table:table-cell table:formula="of:=[$FPL.F22]" office:value-type="float" office:value="3000" calcext:value-type="float">
            <text:p>3000</text:p>
          </table:table-cell>
          <table:table-cell table:formula="of:=[$FPL.U22]" office:value-type="float" office:value="283" calcext:value-type="float">
            <text:p>283</text:p>
          </table:table-cell>
          <table:table-cell table:formula="of:=[$FPL.G22]" office:value-type="float" office:value="95" calcext:value-type="float">
            <text:p>95</text:p>
          </table:table-cell>
          <table:table-cell table:formula="of:=[$FPL.Q22]" office:value-type="float" office:value="101" calcext:value-type="float">
            <text:p>101</text:p>
          </table:table-cell>
          <table:table-cell table:formula="of:=[$FPL.R22]" office:value-type="float" office:value="1" calcext:value-type="float">
            <text:p>1</text:p>
          </table:table-cell>
          <table:table-cell table:number-columns-repeated="2"/>
          <table:table-cell table:formula="of:=[$FPL.D22]" office:value-type="float" office:value="288" calcext:value-type="float">
            <text:p>288</text:p>
          </table:table-cell>
          <table:table-cell table:formula="of:=[$FPL.P22]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8" table:formula="of:=[$FPL.A23]" office:value-type="string" office:string-value="SOPED" calcext:value-type="string">
            <text:p>SOPED</text:p>
          </table:table-cell>
          <table:table-cell table:style-name="ce128" table:formula="of:=[$FPL.B23]" office:value-type="string" office:string-value="LBLS" calcext:value-type="string">
            <text:p>LBLS</text:p>
          </table:table-cell>
          <table:table-cell table:formula="of:=[$FPL.C23]" office:value-type="float" office:value="3" calcext:value-type="float">
            <text:p>3</text:p>
          </table:table-cell>
          <table:table-cell table:formula="of:=[$FPL.E23]" office:value-type="float" office:value="2500" calcext:value-type="float">
            <text:p>2500</text:p>
          </table:table-cell>
          <table:table-cell table:formula="of:=[$FPL.F23]" office:value-type="float" office:value="2500" calcext:value-type="float">
            <text:p>2500</text:p>
          </table:table-cell>
          <table:table-cell table:formula="of:=[$FPL.U23]" office:value-type="float" office:value="283" calcext:value-type="float">
            <text:p>283</text:p>
          </table:table-cell>
          <table:table-cell table:formula="of:=[$FPL.G23]" office:value-type="float" office:value="90" calcext:value-type="float">
            <text:p>90</text:p>
          </table:table-cell>
          <table:table-cell table:formula="of:=[$FPL.Q23]" office:value-type="float" office:value="95" calcext:value-type="float">
            <text:p>95</text:p>
          </table:table-cell>
          <table:table-cell table:formula="of:=[$FPL.R23]" office:value-type="float" office:value="2" calcext:value-type="float">
            <text:p>2</text:p>
          </table:table-cell>
          <table:table-cell table:number-columns-repeated="2"/>
          <table:table-cell table:formula="of:=[$FPL.D23]" office:value-type="float" office:value="288" calcext:value-type="float">
            <text:p>288</text:p>
          </table:table-cell>
          <table:table-cell table:formula="of:=[$FPL.P23]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float" office:value="0" calcext:value-type="float">
            <text:p>0</text:p>
          </table:table-cell>
          <table:table-cell table:formula="of:=[$FPL.B24]" office:value-type="float" office:value="0" calcext:value-type="float">
            <text:p>0</text:p>
          </table:table-cell>
          <table:table-cell table:formula="of:=[$FPL.C24]" office:value-type="float" office:value="0" calcext:value-type="float">
            <text:p>0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0" calcext:value-type="float">
            <text:p>0</text:p>
          </table:table-cell>
          <table:table-cell table:formula="of:=[$FPL.U24]" office:value-type="float" office:value="-5" calcext:value-type="float">
            <text:p>-5</text:p>
          </table:table-cell>
          <table:table-cell table:formula="of:=[$FPL.G24]" office:value-type="float" office:value="0" calcext:value-type="float">
            <text:p>0</text:p>
          </table:table-cell>
          <table:table-cell table:formula="of:=[$FPL.Q24]" office:value-type="float" office:value="0" calcext:value-type="float">
            <text:p>0</text:p>
          </table:table-cell>
          <table:table-cell table:formula="of:=[$FPL.R24]" office:value-type="float" office:value="0" calcext:value-type="float">
            <text:p>0</text:p>
          </table:table-cell>
          <table:table-cell table:number-columns-repeated="2"/>
          <table:table-cell table:formula="of:=[$FPL.D24]" office:value-type="float" office:value="0" calcext:value-type="float">
            <text:p>0</text:p>
          </table:table-cell>
          <table:table-cell table:formula="of:=[$FPL.P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71.5" calcext:value-type="float">
            <text:p>71.5</text:p>
          </table:table-cell>
          <table:table-cell table:style-name="Default" table:number-columns-repeated="5"/>
          <table:table-cell table:style-name="ce34" table:formula="of:=SUM([.J17:.J26])" office:value-type="float" office:value="42" calcext:value-type="float">
            <text:p>42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1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31"/>
          <table:table-cell table:style-name="ce139"/>
          <table:covered-table-cell table:style-name="ce36"/>
          <table:covered-table-cell table:number-columns-repeated="2" table:style-name="ce13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5"/>
          <table:table-cell table:style-name="ce34" table:formula="of:=SUM([.J31:.J40])" office:value-type="float" office:value="0" calcext:value-type="float">
            <text:p>0</text:p>
          </table:table-cell>
          <table:table-cell table:style-name="Default" table:number-columns-repeated="4"/>
        </table:table-row>
      </table:table>
      <table:table table:name="Performance" table:style-name="ta1">
        <table:table-column table:style-name="co59" table:default-cell-style-name="ce125"/>
        <table:table-column table:style-name="co60" table:default-cell-style-name="ce125"/>
        <table:table-column table:style-name="co61" table:default-cell-style-name="Default"/>
        <table:table-column table:style-name="co22" table:number-columns-repeated="3" table:default-cell-style-name="Default"/>
        <table:table-row table:style-name="ro3">
          <table:table-cell table:style-name="ce124" office:value-type="string" calcext:value-type="string">
            <text:p>DEPARTURE AIRDROME</text:p>
          </table:table-cell>
          <table:table-cell table:style-name="ce124" office:value-type="string" calcext:value-type="string">
            <text:p>LBLS</text:p>
          </table:table-cell>
          <table:table-cell table:style-name="ce124" office:value-type="string" calcext:value-type="string">
            <text:p>DENSITY ALTITUDE</text:p>
          </table:table-cell>
          <table:table-cell table:style-name="ce129" office:value-type="float" office:value="2800" calcext:value-type="float">
            <text:p>2800</text:p>
          </table:table-cell>
          <table:table-cell table:style-name="ce130" office:value-type="string" calcext:value-type="string">
            <text:p>21C</text:p>
          </table:table-cell>
          <table:table-cell/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26" office:value-type="float" office:value="1500" calcext:value-type="float">
            <text:p>15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26" office:value-type="float" office:value="2500" calcext:value-type="float">
            <text:p>25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27" office:value-type="float" office:value="1180" calcext:value-type="float">
            <text:p>118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27" office:value-type="float" office:value="650" calcext:value-type="float">
            <text:p>65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24" office:value-type="string" calcext:value-type="string">
            <text:p>DEPARTURE AIRDROME</text:p>
          </table:table-cell>
          <table:table-cell table:style-name="ce124" office:value-type="string" calcext:value-type="string">
            <text:p>LBMA</text:p>
          </table:table-cell>
          <table:table-cell table:style-name="ce124" office:value-type="string" calcext:value-type="string">
            <text:p>DENSITY ALTITUDE</text:p>
          </table:table-cell>
          <table:table-cell table:style-name="ce129" office:value-type="float" office:value="1500" calcext:value-type="float">
            <text:p>1500</text:p>
          </table:table-cell>
          <table:table-cell table:style-name="ce130" office:value-type="string" calcext:value-type="string">
            <text:p>25C</text:p>
          </table:table-cell>
          <table:table-cell/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26" office:value-type="float" office:value="1300" calcext:value-type="float">
            <text:p>1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26" office:value-type="float" office:value="2200" calcext:value-type="float">
            <text:p>22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27" office:value-type="float" office:value="1130" calcext:value-type="float">
            <text:p>113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27"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24" office:value-type="string" calcext:value-type="string">
            <text:p>DEPARTURE AIRDROME</text:p>
          </table:table-cell>
          <table:table-cell table:style-name="ce124" office:value-type="string" calcext:value-type="string">
            <text:p>LBMA</text:p>
          </table:table-cell>
          <table:table-cell table:style-name="ce124" office:value-type="string" calcext:value-type="string">
            <text:p>DENSITY ALTITUDE</text:p>
          </table:table-cell>
          <table:table-cell table:style-name="ce129" office:value-type="float" office:value="2100" calcext:value-type="float">
            <text:p>2100</text:p>
          </table:table-cell>
          <table:table-cell table:style-name="ce130" office:value-type="string" calcext:value-type="string">
            <text:p>28C</text:p>
          </table:table-cell>
          <table:table-cell table:style-name="ce130" office:value-type="float" office:value="119.055" calcext:value-type="float">
            <text:p>119.055</text:p>
          </table:table-cell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26" office:value-type="float" office:value="1300" calcext:value-type="float">
            <text:p>1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26" office:value-type="float" office:value="2250" calcext:value-type="float">
            <text:p>225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27" office:value-type="float" office:value="1160" calcext:value-type="float">
            <text:p>116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27" office:value-type="float" office:value="640" calcext:value-type="float">
            <text:p>640</text:p>
          </table:table-cell>
          <table:table-cell table:number-columns-repeated="4"/>
        </table:table-row>
      </table:table>
      <table:named-expressions/>
      <table:database-ranges>
        <table:database-range table:name="PlaneNames" table:target-range-address="'W&amp;B'.Q4:'W&amp;B'.Q7" table:on-update-keep-styles="true" table:on-update-keep-size="false" table:orientation="column"/>
        <table:database-range table:name="Planes" table:target-range-address="'W&amp;B'.Q3:'W&amp;B'.AB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Highlight" style:family="table-cell" style:parent-style-name="Default">
      <style:table-cell-properties fo:background-color="#ed1c24"/>
    </style:style>
    <style:style style:name="GreenHighlight" style:family="table-cell" style:parent-style-name="Default">
      <style:table-cell-properties fo:background-color="#72bf44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21:41:20.999779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8-01T23:01:18.086104042</dc:date>
    <meta:editing-duration>P2DT2H51M15S</meta:editing-duration>
    <meta:editing-cycles>326</meta:editing-cycles>
    <meta:generator>LibreOffice/6.0.7.3$Linux_X86_64 LibreOffice_project/00m0$Build-3</meta:generator>
    <meta:print-date>2020-08-01T22:10:49.050912043</meta:print-date>
    <meta:document-statistic meta:table-count="7" meta:cell-count="1751" meta:object-count="0"/>
  </office:meta>
</office:document-meta>
</file>